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Adventor" svg:font-family="'TeX Gyre Adventor'" style:font-pitch="variable"/>
    <style:font-face style:name="TeX Gyre Bonum" svg:font-family="'TeX Gyre Bon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4.129cm"/>
    </style:style>
    <style:style style:name="co5" style:family="table-column">
      <style:table-column-properties fo:break-before="auto" style:column-width="14.9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7.814cm"/>
    </style:style>
    <style:style style:name="co9" style:family="table-column">
      <style:table-column-properties fo:break-before="auto" style:column-width="4.039cm"/>
    </style:style>
    <style:style style:name="co10" style:family="table-column">
      <style:table-column-properties fo:break-before="auto" style:column-width="4.228cm"/>
    </style:style>
    <style:style style:name="co11" style:family="table-column">
      <style:table-column-properties fo:break-before="auto" style:column-width="4.163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67cm" fo:break-before="auto" style:use-optimal-row-height="false"/>
    </style:style>
    <style:style style:name="ro5" style:family="table-row">
      <style:table-row-properties style:row-height="0.743cm" fo:break-before="auto" style:use-optimal-row-height="false"/>
    </style:style>
    <style:style style:name="ro6" style:family="table-row">
      <style:table-row-properties style:row-height="1.2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background-color="#669966" style:text-align-source="fix" style:repeat-content="false" fo:border="2.01pt solid #000000" style:vertical-align="middle"/>
      <style:paragraph-properties fo:text-align="center" fo:margin-left="0cm"/>
      <style:text-properties style:font-name="TeX Gyre Bonum" fo:font-weight="bold" style:font-weight-asian="bold" style:font-weight-complex="bold"/>
    </style:style>
    <style:style style:name="ce2" style:family="table-cell" style:parent-style-name="Default">
      <style:table-cell-properties fo:background-color="#99cc99" fo:border="0.06pt solid #000000" style:vertical-align="middle"/>
      <style:text-properties style:font-name="TeX Gyre Bonum" style:text-underline-style="none"/>
    </style:style>
    <style:style style:name="ce3" style:family="table-cell" style:parent-style-name="Default">
      <style:table-cell-properties fo:border="0.06pt solid #000000" style:vertical-align="middle"/>
      <style:text-properties style:font-name="TeX Gyre Bonum"/>
    </style:style>
    <style:style style:name="ce4" style:family="table-cell" style:parent-style-name="Default">
      <style:table-cell-properties fo:background-color="#ccff99" fo:border="0.06pt solid #000000" style:vertical-align="middle"/>
      <style:text-properties style:font-name="TeX Gyre Bonum"/>
    </style:style>
    <style:style style:name="ce5" style:family="table-cell" style:parent-style-name="Default">
      <style:table-cell-properties fo:border="none" style:vertical-align="middle"/>
      <style:text-properties style:font-name="TeX Gyre Bonum"/>
    </style:style>
    <style:style style:name="ce6" style:family="table-cell" style:parent-style-name="Default">
      <style:table-cell-properties fo:background-color="#99cc99" fo:border="0.06pt solid #000000" style:vertical-align="middle"/>
      <style:text-properties style:font-name="TeX Gyre Bonum"/>
    </style:style>
    <style:style style:name="ce7" style:family="table-cell" style:parent-style-name="Default">
      <style:table-cell-properties fo:background-color="#ccffcc" fo:border="1.05pt double #000000" style:border-line-width="0.012cm 0.012cm 0.012cm" style:vertical-align="middle"/>
      <style:text-properties style:font-name="TeX Gyre Bonum"/>
    </style:style>
    <style:style style:name="ce8" style:family="table-cell" style:parent-style-name="Default">
      <style:table-cell-properties fo:border="1.05pt double #000000" style:border-line-width="0.012cm 0.012cm 0.012cm" style:vertical-align="middle"/>
      <style:text-properties style:font-name="TeX Gyre Bonum"/>
    </style:style>
    <style:style style:name="ce9" style:family="table-cell" style:parent-style-name="Default">
      <style:table-cell-properties fo:background-color="#ccffcc" fo:border="0.06pt solid #000000" style:vertical-align="middle"/>
      <style:text-properties style:font-name="TeX Gyre Bonum"/>
    </style:style>
    <style:style style:name="ce10" style:family="table-cell" style:parent-style-name="Default">
      <style:table-cell-properties fo:background-color="transparent" fo:border="0.06pt solid #000000" style:vertical-align="middle"/>
      <style:text-properties style:font-name="TeX Gyre Bonum" style:text-underline-style="none"/>
    </style:style>
    <style:style style:name="ce11" style:family="table-cell" style:parent-style-name="Default">
      <style:table-cell-properties fo:border="0.06pt solid #000000" style:vertical-align="middle"/>
      <style:text-properties style:font-name="TeX Gyre Bonum" style:text-underline-style="none"/>
    </style:style>
    <style:style style:name="ce12" style:family="table-cell" style:parent-style-name="Default" style:data-style-name="N75">
      <style:table-cell-properties fo:background-color="#99cc99" fo:border="0.06pt solid #000000" style:vertical-align="middle"/>
      <style:text-properties style:font-name="TeX Gyre Bonum"/>
    </style:style>
    <style:style style:name="ce13" style:family="table-cell" style:parent-style-name="Default" style:data-style-name="N75">
      <style:table-cell-properties fo:border="0.06pt solid #000000" style:vertical-align="middle"/>
      <style:text-properties style:font-name="TeX Gyre Bonum"/>
    </style:style>
    <style:style style:name="ce14" style:family="table-cell" style:parent-style-name="Default" style:data-style-name="N75">
      <style:table-cell-properties fo:background-color="#ccff99" fo:border="0.06pt solid #000000" style:vertical-align="middle"/>
      <style:text-properties style:font-name="TeX Gyre Bonum"/>
    </style:style>
    <style:style style:name="ce15" style:family="table-cell" style:parent-style-name="Default" style:data-style-name="N75">
      <style:table-cell-properties fo:border="none" style:vertical-align="middle"/>
      <style:text-properties style:font-name="TeX Gyre Bonum"/>
    </style:style>
    <style:style style:name="ce16" style:family="table-cell" style:parent-style-name="Default" style:data-style-name="N75">
      <style:table-cell-properties fo:background-color="#ccffcc" fo:border="0.06pt solid #000000" style:vertical-align="middle"/>
      <style:text-properties style:font-name="TeX Gyre Bonum"/>
    </style:style>
    <style:style style:name="ce17" style:family="table-cell" style:parent-style-name="Default" style:data-style-name="N75">
      <style:table-cell-properties fo:border="1.05pt double #000000" style:border-line-width="0.012cm 0.012cm 0.012cm" style:vertical-align="middle"/>
      <style:text-properties style:font-name="TeX Gyre Bonum"/>
    </style:style>
    <style:style style:name="ce18" style:family="table-cell" style:parent-style-name="Default" style:data-style-name="N75">
      <style:table-cell-properties fo:border="0.06pt solid #000000" style:vertical-align="middle"/>
      <style:text-properties style:font-name="TeX Gyre Bonum" style:text-underline-style="none"/>
    </style:style>
    <style:style style:name="ce19" style:family="table-cell" style:parent-style-name="Default" style:data-style-name="N75">
      <style:table-cell-properties fo:background-color="transparent" fo:border="0.06pt solid #000000" style:vertical-align="middle"/>
      <style:text-properties style:font-name="TeX Gyre Bonum"/>
    </style:style>
    <style:style style:name="ce20" style:family="table-cell" style:parent-style-name="Default">
      <style:table-cell-properties fo:background-color="transparent" fo:border="0.06pt solid #000000" style:vertical-align="middle"/>
      <style:text-properties style:font-name="TeX Gyre Bonum"/>
    </style:style>
    <style:style style:name="ce21" style:family="table-cell" style:parent-style-name="Default">
      <style:table-cell-properties fo:background-color="#99ffcc" fo:border="0.06pt solid #000000" style:vertical-align="middle"/>
      <style:text-properties style:font-name="TeX Gyre Bonum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 style:data-style-name="N37"/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669966" style:text-align-source="fix" style:repeat-content="false" style:vertical-align="middle"/>
      <style:paragraph-properties fo:text-align="center" fo:margin-left="0cm"/>
      <style:text-properties style:font-name="TeX Gyre Bonum" fo:font-weight="bold" style:font-weight-asian="bold" style:font-weight-complex="bold"/>
    </style:style>
    <style:style style:name="ce26" style:family="table-cell" style:parent-style-name="Default">
      <style:table-cell-properties fo:background-color="#ccffcc"/>
      <style:text-properties style:font-name="TeX Gyre Bonum"/>
    </style:style>
    <style:style style:name="ce27" style:family="table-cell" style:parent-style-name="Default">
      <style:table-cell-properties fo:background-color="#99cc99"/>
      <style:text-properties style:font-name="TeX Gyre Bonum"/>
    </style:style>
    <style:style style:name="ce28" style:family="table-cell" style:parent-style-name="Default">
      <style:table-cell-properties fo:background-color="#669966" style:text-align-source="fix" style:repeat-content="false" style:vertical-align="middle"/>
      <style:paragraph-properties fo:text-align="center"/>
      <style:text-properties style:font-name="TeX Gyre Adventor" fo:font-weight="bold" style:font-weight-asian="bold" style:font-weight-complex="bold"/>
    </style:style>
    <style:style style:name="ce29" style:family="table-cell" style:parent-style-name="Default">
      <style:table-cell-properties fo:background-color="#669966" style:text-align-source="fix" style:repeat-content="false" fo:wrap-option="wrap" style:vertical-align="middle"/>
      <style:paragraph-properties fo:text-align="center" fo:margin-left="0cm"/>
      <style:text-properties style:font-name="TeX Gyre Bonum" fo:font-weight="bold" style:font-weight-asian="bold" style:font-weight-complex="bold"/>
    </style:style>
    <style:style style:name="ce30" style:family="table-cell" style:parent-style-name="Default" style:data-style-name="N113">
      <style:table-cell-properties fo:background-color="#ccffcc"/>
      <style:text-properties style:font-name="TeX Gyre Bonum"/>
    </style:style>
    <style:style style:name="ce31" style:family="table-cell" style:parent-style-name="Default" style:data-style-name="N113">
      <style:table-cell-properties fo:background-color="#99cc99"/>
      <style:text-properties style:font-name="TeX Gyre Bonum"/>
    </style:style>
    <style:style style:name="ce32" style:family="table-cell" style:parent-style-name="Default" style:data-style-name="N30104">
      <style:table-cell-properties fo:background-color="#ccffcc"/>
      <style:text-properties style:font-name="TeX Gyre Bonum"/>
    </style:style>
    <style:style style:name="ce33" style:family="table-cell" style:parent-style-name="Default" style:data-style-name="N30104">
      <style:table-cell-properties fo:background-color="#99ffcc"/>
      <style:text-properties fo:font-weight="bold" style:font-weight-asian="bold" style:font-weight-complex="bold"/>
    </style:style>
    <style:style style:name="ce34" style:family="table-cell" style:parent-style-name="Default" style:data-style-name="N113">
      <style:table-cell-properties fo:background-color="#99ffcc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339966" style:text-align-source="fix" style:repeat-content="false" style:vertical-align="middle"/>
      <style:paragraph-properties fo:text-align="center" fo:margin-left="0cm"/>
      <style:text-properties style:font-name="TeX Gyre Adventor" fo:font-weight="bold" style:font-weight-asian="bold" style:font-weight-complex="bold"/>
    </style:style>
    <style:style style:name="ce36" style:family="table-cell" style:parent-style-name="Default">
      <style:table-cell-properties fo:background-color="#339966" style:text-align-source="fix" style:repeat-content="false"/>
      <style:paragraph-properties fo:text-align="center" fo:margin-left="0cm"/>
      <style:text-properties style:font-name="TeX Gyre Bonum" fo:font-weight="bold" style:font-weight-asian="bold" style:font-weight-complex="bold"/>
    </style:style>
    <style:style style:name="ce37" style:family="table-cell" style:parent-style-name="Default">
      <style:text-properties style:font-name="TeX Gyre Bonum"/>
    </style:style>
    <style:style style:name="ce38" style:family="table-cell" style:parent-style-name="Default">
      <style:table-cell-properties fo:background-color="#3399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30104">
      <style:table-cell-properties fo:background-color="#99ffcc"/>
      <style:text-properties style:font-name="TeX Gyre Bonum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Gantt - Datos" table:style-name="ta1">
        <table:table-column table:style-name="co1" table:default-cell-style-name="ce3"/>
        <table:table-column table:style-name="co2" table:number-columns-repeated="2" table:default-cell-style-name="ce1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Fecha Inicio</text:p>
          </table:table-cell>
          <table:table-cell table:style-name="ce1" office:value-type="string" calcext:value-type="string">
            <text:p>Fecha Fin</text:p>
          </table:table-cell>
          <table:table-cell table:style-name="ce1" office:value-type="string" calcext:value-type="string">
            <text:p>Duración</text:p>
          </table:table-cell>
          <table:table-cell table:style-name="ce1" office:value-type="string" calcext:value-type="string">
            <text:p>Duración real</text:p>
          </table:table-cell>
          <table:table-cell table:style-name="ce1" office:value-type="string" calcext:value-type="string">
            <text:p>Notas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Recolección de requisitos del sistema.</text:p>
          </table:table-cell>
          <table:table-cell table:style-name="ce12" office:value-type="date" office:date-value="2014-10-09" calcext:value-type="date">
            <text:p>9 Oct 2014</text:p>
          </table:table-cell>
          <table:table-cell table:style-name="ce12" office:value-type="date" office:date-value="2015-02-17" calcext:value-type="date">
            <text:p>17 Feb 2015</text:p>
          </table:table-cell>
          <table:table-cell table:style-name="ce6" table:formula="of:=([.C2]-[.B2])+1" office:value-type="float" office:value="132" calcext:value-type="float">
            <text:p>132</text:p>
          </table:table-cell>
          <table:table-cell table:style-name="ce21" table:formula="of:=SUM([.D3]+[.E4])" office:value-type="float" office:value="23" calcext:value-type="float">
            <text:p>23</text:p>
          </table:table-cell>
          <table:table-cell table:style-name="ce6"/>
          <table:table-cell table:number-columns-repeated="13"/>
        </table:table-row>
        <table:table-row table:style-name="ro2">
          <table:table-cell office:value-type="string" calcext:value-type="string">
            <text:p><text:s text:c="2"/>- App de ciclistas.</text:p>
          </table:table-cell>
          <table:table-cell table:number-columns-repeated="2" office:value-type="date" office:date-value="2014-10-09" calcext:value-type="date">
            <text:p>9 Oct 2014</text:p>
          </table:table-cell>
          <table:table-cell table:formula="of:=([.C3]-[.B3])+1" office:value-type="float" office:value="1" calcext:value-type="float">
            <text:p>1</text:p>
          </table:table-cell>
          <table:table-cell table:number-columns-repeated="2"/>
          <table:table-cell table:style-name="ce23"/>
          <table:table-cell table:number-columns-repeated="12"/>
        </table:table-row>
        <table:table-row table:style-name="ro2">
          <table:table-cell table:style-name="ce4" office:value-type="string" calcext:value-type="string">
            <text:p><text:s text:c="2"/>- App de conductores.</text:p>
          </table:table-cell>
          <table:table-cell table:style-name="ce14" office:value-type="date" office:date-value="2014-11-14" calcext:value-type="date">
            <text:p>14 Nov 2014</text:p>
          </table:table-cell>
          <table:table-cell table:style-name="ce14" office:value-type="date" office:date-value="2015-02-16" calcext:value-type="date">
            <text:p>16 Feb 2015</text:p>
          </table:table-cell>
          <table:table-cell table:style-name="ce4" table:formula="of:=([.C4]-[.B4])+1" office:value-type="float" office:value="95" calcext:value-type="float">
            <text:p>95</text:p>
          </table:table-cell>
          <table:table-cell table:style-name="ce21" table:formula="of:=SUM([.D5:.D6])" office:value-type="float" office:value="22" calcext:value-type="float">
            <text:p>22</text:p>
          </table:table-cell>
          <table:table-cell/>
          <table:table-cell table:style-name="ce23"/>
          <table:table-cell table:number-columns-repeated="12"/>
        </table:table-row>
        <table:table-row table:style-name="ro2">
          <table:table-cell office:value-type="string" calcext:value-type="string">
            <text:p><text:s text:c="4"/>– OBU y RSU</text:p>
          </table:table-cell>
          <table:table-cell office:value-type="date" office:date-value="2014-11-14" calcext:value-type="date">
            <text:p>14 Nov 2014</text:p>
          </table:table-cell>
          <table:table-cell office:value-type="date" office:date-value="2014-12-04" calcext:value-type="date">
            <text:p>4 Dec 2014</text:p>
          </table:table-cell>
          <table:table-cell table:formula="of:=([.C5]-[.B5])+1" office:value-type="float" office:value="21" calcext:value-type="float">
            <text:p>21</text:p>
          </table:table-cell>
          <table:table-cell table:number-columns-repeated="2"/>
          <table:table-cell table:style-name="ce23"/>
          <table:table-cell table:number-columns-repeated="12"/>
        </table:table-row>
        <table:table-row table:style-name="ro2">
          <table:table-cell office:value-type="string" calcext:value-type="string">
            <text:p><text:s text:c="4"/>– HMI</text:p>
          </table:table-cell>
          <table:table-cell table:number-columns-repeated="2" office:value-type="date" office:date-value="2015-02-17" calcext:value-type="date">
            <text:p>17 Feb 2015</text:p>
          </table:table-cell>
          <table:table-cell table:formula="of:=([.C6]-[.B6])+1" office:value-type="float" office:value="1" calcext:value-type="float">
            <text:p>1</text:p>
          </table:table-cell>
          <table:table-cell table:number-columns-repeated="2"/>
          <table:table-cell table:style-name="ce23"/>
          <table:table-cell table:number-columns-repeated="12"/>
        </table:table-row>
        <table:table-row table:style-name="ro2">
          <table:table-cell table:style-name="ce5"/>
          <table:table-cell table:style-name="ce15" table:number-columns-repeated="2"/>
          <table:table-cell table:style-name="ce5" table:number-columns-repeated="3"/>
          <table:table-cell table:number-columns-repeated="13"/>
        </table:table-row>
        <table:table-row table:style-name="ro2">
          <table:table-cell table:style-name="ce6" office:value-type="string" calcext:value-type="string">
            <text:p>Nube de conductores.</text:p>
          </table:table-cell>
          <table:table-cell table:style-name="ce12" office:value-type="date" office:date-value="2014-10-10" calcext:value-type="date">
            <text:p>10 Oct 2014</text:p>
          </table:table-cell>
          <table:table-cell table:style-name="ce12" office:value-type="date" office:date-value="2015-09-09" calcext:value-type="date">
            <text:p>9 Sep 2015</text:p>
          </table:table-cell>
          <table:table-cell table:style-name="ce6" table:formula="of:=([.C8]-[.B8])+1" office:value-type="float" office:value="335" calcext:value-type="float">
            <text:p>335</text:p>
          </table:table-cell>
          <table:table-cell table:style-name="ce21" table:formula="of:=SUM([.E9]+[.E14]+[.E19]+[.E24])" office:value-type="float" office:value="114" calcext:value-type="float">
            <text:p>114</text:p>
          </table:table-cell>
          <table:table-cell table:style-name="ce6"/>
          <table:table-cell table:number-columns-repeated="13"/>
        </table:table-row>
        <table:table-row table:style-name="ro2">
          <table:table-cell table:style-name="ce7" office:value-type="string" calcext:value-type="string">
            <text:p><text:s text:c="2"/>- Iteración I.</text:p>
          </table:table-cell>
          <table:table-cell table:style-name="ce16" office:value-type="date" office:date-value="2014-10-09" calcext:value-type="date">
            <text:p>9 Oct 2014</text:p>
          </table:table-cell>
          <table:table-cell table:style-name="ce16" office:value-type="date" office:date-value="2015-01-21" calcext:value-type="date">
            <text:p>21 Jan 2015</text:p>
          </table:table-cell>
          <table:table-cell table:style-name="ce9" table:formula="of:=([.C9]-[.B9])+1" office:value-type="float" office:value="105" calcext:value-type="float">
            <text:p>105</text:p>
          </table:table-cell>
          <table:table-cell table:style-name="ce21" table:formula="of:=SUM([.D10:.D13])" office:value-type="float" office:value="90" calcext:value-type="float">
            <text:p>90</text:p>
          </table:table-cell>
          <table:table-cell table:style-name="ce7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4"/>– Recolección de requisitos.</text:p>
          </table:table-cell>
          <table:table-cell table:style-name="ce17" office:value-type="date" office:date-value="2014-10-09" calcext:value-type="date">
            <text:p>9 Oct 2014</text:p>
          </table:table-cell>
          <table:table-cell office:value-type="date" office:date-value="2014-10-10" calcext:value-type="date">
            <text:p>10 Oct 2014</text:p>
          </table:table-cell>
          <table:table-cell table:formula="of:=([.C10]-[.B10])+1" office:value-type="float" office:value="2" calcext:value-type="float">
            <text:p>2</text:p>
          </table:table-cell>
          <table:table-cell/>
          <table:table-cell table:style-name="ce8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4"/>– Diseño.</text:p>
          </table:table-cell>
          <table:table-cell table:style-name="ce17" office:value-type="date" office:date-value="2014-10-10" calcext:value-type="date">
            <text:p>10 Oct 2014</text:p>
          </table:table-cell>
          <table:table-cell office:value-type="date" office:date-value="2014-12-01" calcext:value-type="date">
            <text:p>1 Dec 2014</text:p>
          </table:table-cell>
          <table:table-cell table:formula="of:=([.C11]-[.B11])+1" office:value-type="float" office:value="53" calcext:value-type="float">
            <text:p>53</text:p>
          </table:table-cell>
          <table:table-cell/>
          <table:table-cell table:style-name="ce8" office:value-type="string" calcext:value-type="string">
            <text:p>Arquitectura, base de datos y acceso remoto.</text:p>
          </table:table-cell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4"/>– Desarrollo.</text:p>
          </table:table-cell>
          <table:table-cell table:style-name="ce17" office:value-type="date" office:date-value="2014-12-15" calcext:value-type="date">
            <text:p>15 Dec 2014</text:p>
          </table:table-cell>
          <table:table-cell office:value-type="date" office:date-value="2015-01-16" calcext:value-type="date">
            <text:p>16 Jan 2015</text:p>
          </table:table-cell>
          <table:table-cell table:formula="of:=([.C12]-[.B12])+1" office:value-type="float" office:value="33" calcext:value-type="float">
            <text:p>33</text:p>
          </table:table-cell>
          <table:table-cell/>
          <table:table-cell table:style-name="ce8" office:value-type="string" calcext:value-type="string">
            <text:p>Servlets, acceso a datos y aplicación para testeo.</text:p>
          </table:table-cell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4"/>– Depuración.</text:p>
          </table:table-cell>
          <table:table-cell table:style-name="ce17" office:value-type="date" office:date-value="2015-01-20" calcext:value-type="date">
            <text:p>20 Jan 2015</text:p>
          </table:table-cell>
          <table:table-cell office:value-type="date" office:date-value="2015-01-21" calcext:value-type="date">
            <text:p>21 Jan 2015</text:p>
          </table:table-cell>
          <table:table-cell table:formula="of:=([.C13]-[.B13])+1" office:value-type="float" office:value="2" calcext:value-type="float">
            <text:p>2</text:p>
          </table:table-cell>
          <table:table-cell/>
          <table:table-cell table:style-name="ce8"/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2"/>- Iteración II.</text:p>
          </table:table-cell>
          <table:table-cell table:style-name="ce16" office:value-type="date" office:date-value="2015-03-08" calcext:value-type="date">
            <text:p>8 Mar 2015</text:p>
          </table:table-cell>
          <table:table-cell table:style-name="ce16" office:value-type="date" office:date-value="2015-03-19" calcext:value-type="date">
            <text:p>19 Mar 2015</text:p>
          </table:table-cell>
          <table:table-cell table:style-name="ce9" table:formula="of:=([.C14]-[.B14])+1" office:value-type="float" office:value="12" calcext:value-type="float">
            <text:p>12</text:p>
          </table:table-cell>
          <table:table-cell table:style-name="ce21" table:formula="of:=SUM([.D15:.D18])" office:value-type="float" office:value="14" calcext:value-type="float">
            <text:p>1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3-08" calcext:value-type="date">
            <text:p>8 Mar 2015</text:p>
          </table:table-cell>
          <table:table-cell table:formula="of:=([.C15]-[.B15])+1" office:value-type="float" office:value="1" calcext:value-type="float">
            <text:p>1</text:p>
          </table:table-cell>
          <table:table-cell/>
          <table:table-cell office:value-type="string" calcext:value-type="string">
            <text:p>Mejora del formato de los mensajes y optimización de la plataform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3-09" calcext:value-type="date">
            <text:p>9 Mar 2015</text:p>
          </table:table-cell>
          <table:table-cell table:formula="of:=([.C16]-[.B16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3-09" calcext:value-type="date">
            <text:p>9 Mar 2015</text:p>
          </table:table-cell>
          <table:table-cell office:value-type="date" office:date-value="2015-03-18" calcext:value-type="date">
            <text:p>18 Mar 2015</text:p>
          </table:table-cell>
          <table:table-cell table:formula="of:=([.C17]-[.B17])+1"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3-18" calcext:value-type="date">
            <text:p>18 Mar 2015</text:p>
          </table:table-cell>
          <table:table-cell office:value-type="date" office:date-value="2015-03-19" calcext:value-type="date">
            <text:p>19 Mar 2015</text:p>
          </table:table-cell>
          <table:table-cell table:formula="of:=([.C18]-[.B18])+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table:style-name="ce9" office:value-type="string" calcext:value-type="string">
            <text:p><text:s text:c="2"/>- Iteración III.</text:p>
          </table:table-cell>
          <table:table-cell table:style-name="ce16" office:value-type="date" office:date-value="2015-05-21" calcext:value-type="date">
            <text:p>21 May 2015</text:p>
          </table:table-cell>
          <table:table-cell table:style-name="ce16" office:value-type="date" office:date-value="2015-05-26" calcext:value-type="date">
            <text:p>26 May 2015</text:p>
          </table:table-cell>
          <table:table-cell table:style-name="ce9" table:formula="of:=([.C19]-[.B19])+1" office:value-type="float" office:value="6" calcext:value-type="float">
            <text:p>6</text:p>
          </table:table-cell>
          <table:table-cell table:style-name="ce21" table:formula="of:=SUM([.D20:.D23])" office:value-type="float" office:value="6" calcext:value-type="float">
            <text:p>6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5-21" calcext:value-type="date">
            <text:p>21 May 2015</text:p>
          </table:table-cell>
          <table:table-cell table:formula="of:=([.C20]-[.B20])+1" office:value-type="float" office:value="1" calcext:value-type="float">
            <text:p>1</text:p>
          </table:table-cell>
          <table:table-cell/>
          <table:table-cell office:value-type="string" calcext:value-type="string">
            <text:p>Añadir GCM para implementar mensajes Push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5-22" calcext:value-type="date">
            <text:p>22 May 2015</text:p>
          </table:table-cell>
          <table:table-cell office:value-type="date" office:date-value="2015-05-23" calcext:value-type="date">
            <text:p>23 May 2015</text:p>
          </table:table-cell>
          <table:table-cell table:formula="of:=([.C21]-[.B21])+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5-24" calcext:value-type="date">
            <text:p>24 May 2015</text:p>
          </table:table-cell>
          <table:table-cell office:value-type="date" office:date-value="2015-05-25" calcext:value-type="date">
            <text:p>25 May 2015</text:p>
          </table:table-cell>
          <table:table-cell table:formula="of:=([.C22]-[.B22])+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5-26" calcext:value-type="date">
            <text:p>26 May 2015</text:p>
          </table:table-cell>
          <table:table-cell table:formula="of:=([.C23]-[.B23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9" office:value-type="string" calcext:value-type="string">
            <text:p><text:s text:c="2"/>- Iteración IV.</text:p>
          </table:table-cell>
          <table:table-cell table:number-columns-repeated="2" table:style-name="ce16" office:value-type="date" office:date-value="2015-09-09" calcext:value-type="date">
            <text:p>9 Sep 2015</text:p>
          </table:table-cell>
          <table:table-cell table:style-name="ce9" table:formula="of:=([.C24]-[.B24])+1" office:value-type="float" office:value="1" calcext:value-type="float">
            <text:p>1</text:p>
          </table:table-cell>
          <table:table-cell table:style-name="ce21" table:formula="of:=SUM([.D25:.D28])" office:value-type="float" office:value="4" calcext:value-type="float">
            <text:p>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5]-[.B25])+1" office:value-type="float" office:value="1" calcext:value-type="float">
            <text:p>1</text:p>
          </table:table-cell>
          <table:table-cell/>
          <table:table-cell office:value-type="string" calcext:value-type="string">
            <text:p>Optimización de hil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6]-[.B26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7]-[.B27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8]-[.B28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5"/>
          <table:table-cell table:style-name="ce15" table:number-columns-repeated="2"/>
          <table:table-cell table:style-name="ce5" table:number-columns-repeated="3"/>
          <table:table-cell table:number-columns-repeated="13"/>
        </table:table-row>
        <table:table-row table:style-name="ro2">
          <table:table-cell table:style-name="ce6" office:value-type="string" calcext:value-type="string">
            <text:p>RSU/OBU.</text:p>
          </table:table-cell>
          <table:table-cell table:style-name="ce12" office:value-type="date" office:date-value="2014-10-09" calcext:value-type="date">
            <text:p>9 Oct 2014</text:p>
          </table:table-cell>
          <table:table-cell table:style-name="ce12" office:value-type="date" office:date-value="2015-09-24" calcext:value-type="date">
            <text:p>24 Sep 2015</text:p>
          </table:table-cell>
          <table:table-cell table:style-name="ce6" table:formula="of:=([.C30]-[.B30])+1" office:value-type="float" office:value="351" calcext:value-type="float">
            <text:p>351</text:p>
          </table:table-cell>
          <table:table-cell table:style-name="ce21" table:formula="of:=SUM([.E31]+[.E36]+[.E41])" office:value-type="float" office:value="74" calcext:value-type="float">
            <text:p>74</text:p>
          </table:table-cell>
          <table:table-cell table:style-name="ce6"/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2"/>- Iteración I.</text:p>
          </table:table-cell>
          <table:table-cell table:style-name="ce16" office:value-type="date" office:date-value="2014-10-09" calcext:value-type="date">
            <text:p>9 Oct 2014</text:p>
          </table:table-cell>
          <table:table-cell table:style-name="ce16" office:value-type="date" office:date-value="2014-12-12" calcext:value-type="date">
            <text:p>12 Dec 2014</text:p>
          </table:table-cell>
          <table:table-cell table:style-name="ce9" table:formula="of:=([.C31]-[.B31])+1" office:value-type="float" office:value="65" calcext:value-type="float">
            <text:p>65</text:p>
          </table:table-cell>
          <table:table-cell table:style-name="ce21" table:formula="of:=SUM([.D32:.D35])" office:value-type="float" office:value="66" calcext:value-type="float">
            <text:p>66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4-10-09" calcext:value-type="date">
            <text:p>9 Oct 2014</text:p>
          </table:table-cell>
          <table:table-cell table:formula="of:=([.C32]-[.B32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4-10-10" calcext:value-type="date">
            <text:p>10 Oct 2014</text:p>
          </table:table-cell>
          <table:table-cell office:value-type="date" office:date-value="2014-10-13" calcext:value-type="date">
            <text:p>13 Oct 2014</text:p>
          </table:table-cell>
          <table:table-cell table:formula="of:=([.C33]-[.B33])+1"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4-10-13" calcext:value-type="date">
            <text:p>13 Oct 2014</text:p>
          </table:table-cell>
          <table:table-cell office:value-type="date" office:date-value="2014-12-11" calcext:value-type="date">
            <text:p>11 Dec 2014</text:p>
          </table:table-cell>
          <table:table-cell table:formula="of:=([.C34]-[.B34])+1" office:value-type="float" office:value="60" calcext:value-type="float">
            <text:p>6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4-12-12" calcext:value-type="date">
            <text:p>12 Dec 2014</text:p>
          </table:table-cell>
          <table:table-cell table:formula="of:=([.C35]-[.B35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9" office:value-type="string" calcext:value-type="string">
            <text:p><text:s text:c="2"/>- Iteración II.</text:p>
          </table:table-cell>
          <table:table-cell table:style-name="ce16" office:value-type="date" office:date-value="2015-03-08" calcext:value-type="date">
            <text:p>8 Mar 2015</text:p>
          </table:table-cell>
          <table:table-cell table:style-name="ce16" office:value-type="date" office:date-value="2015-03-28" calcext:value-type="date">
            <text:p>28 Mar 2015</text:p>
          </table:table-cell>
          <table:table-cell table:style-name="ce9" table:formula="of:=([.C36]-[.B36])+1" office:value-type="float" office:value="21" calcext:value-type="float">
            <text:p>21</text:p>
          </table:table-cell>
          <table:table-cell table:style-name="ce21" table:formula="of:=SUM([.D37:.D40])" office:value-type="float" office:value="4" calcext:value-type="float">
            <text:p>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3-08" calcext:value-type="date">
            <text:p>8 Mar 2015</text:p>
          </table:table-cell>
          <table:table-cell table:formula="of:=([.C37]-[.B37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3-09" calcext:value-type="date">
            <text:p>9 Mar 2015</text:p>
          </table:table-cell>
          <table:table-cell table:formula="of:=([.C38]-[.B38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03-10" calcext:value-type="date">
            <text:p>10 Mar 2015</text:p>
          </table:table-cell>
          <table:table-cell table:formula="of:=([.C39]-[.B39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3-18" calcext:value-type="date">
            <text:p>18 Mar 2015</text:p>
          </table:table-cell>
          <table:table-cell table:formula="of:=([.C40]-[.B40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9" office:value-type="string" calcext:value-type="string">
            <text:p><text:s text:c="2"/>- Iteración III.</text:p>
          </table:table-cell>
          <table:table-cell table:style-name="ce16" office:value-type="date" office:date-value="2015-06-26" calcext:value-type="date">
            <text:p>26 Jun 2015</text:p>
          </table:table-cell>
          <table:table-cell table:style-name="ce16" office:value-type="date" office:date-value="2015-09-25" calcext:value-type="date">
            <text:p>25 Sep 2015</text:p>
          </table:table-cell>
          <table:table-cell table:style-name="ce9" table:formula="of:=([.C41]-[.B41])+1" office:value-type="float" office:value="92" calcext:value-type="float">
            <text:p>92</text:p>
          </table:table-cell>
          <table:table-cell table:style-name="ce21" table:formula="of:=SUM([.D42:.D45])" office:value-type="float" office:value="4" calcext:value-type="float">
            <text:p>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6-26" calcext:value-type="date">
            <text:p>26 Jun 2015</text:p>
          </table:table-cell>
          <table:table-cell table:formula="of:=([.C42]-[.B42])+1" office:value-type="float" office:value="1" calcext:value-type="float">
            <text:p>1</text:p>
          </table:table-cell>
          <table:table-cell/>
          <table:table-cell office:value-type="string" calcext:value-type="string">
            <text:p>No mantener continuamente un canal abierto de comunicación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6-26" calcext:value-type="date">
            <text:p>26 Jun 2015</text:p>
          </table:table-cell>
          <table:table-cell table:formula="of:=([.C43]-[.B43])+1" office:value-type="float" office:value="1" calcext:value-type="float">
            <text:p>1</text:p>
          </table:table-cell>
          <table:table-cell/>
          <table:table-cell office:value-type="string" calcext:value-type="string">
            <text:p>Cambiada la implementación a servlet en vez de socket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06-28" calcext:value-type="date">
            <text:p>28 Jun 2015</text:p>
          </table:table-cell>
          <table:table-cell table:formula="of:=([.C44]-[.B44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9-25" calcext:value-type="date">
            <text:p>25 Sep 2015</text:p>
          </table:table-cell>
          <table:table-cell table:formula="of:=([.C45]-[.B45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5"/>
          <table:table-cell table:style-name="ce15" table:number-columns-repeated="2"/>
          <table:table-cell table:style-name="ce5" table:number-columns-repeated="3"/>
          <table:table-cell table:number-columns-repeated="13"/>
        </table:table-row>
        <table:table-row table:style-name="ro2">
          <table:table-cell table:style-name="ce6" office:value-type="string" calcext:value-type="string">
            <text:p>CyclistApp.</text:p>
          </table:table-cell>
          <table:table-cell table:style-name="ce12" office:value-type="date" office:date-value="2014-10-17" calcext:value-type="date">
            <text:p>17 Oct 2014</text:p>
          </table:table-cell>
          <table:table-cell table:style-name="ce12" office:value-type="date" office:date-value="2015-06-29" calcext:value-type="date">
            <text:p>29 Jun 2015</text:p>
          </table:table-cell>
          <table:table-cell table:style-name="ce6" table:formula="of:=([.C47]-[.B47])+1" office:value-type="float" office:value="256" calcext:value-type="float">
            <text:p>256</text:p>
          </table:table-cell>
          <table:table-cell table:style-name="ce21" table:formula="of:=SUM([.E48]+[.E53]+[.E58])" office:value-type="float" office:value="170" calcext:value-type="float">
            <text:p>170</text:p>
          </table:table-cell>
          <table:table-cell table:style-name="ce6"/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2"/>- Iteración I.</text:p>
          </table:table-cell>
          <table:table-cell table:style-name="ce16" office:value-type="date" office:date-value="2014-10-17" calcext:value-type="date">
            <text:p>17 Oct 2014</text:p>
          </table:table-cell>
          <table:table-cell table:style-name="ce16" office:value-type="date" office:date-value="2015-01-10" calcext:value-type="date">
            <text:p>10 Jan 2015</text:p>
          </table:table-cell>
          <table:table-cell table:style-name="ce9" table:formula="of:=([.C48]-[.B48])+1" office:value-type="float" office:value="86" calcext:value-type="float">
            <text:p>86</text:p>
          </table:table-cell>
          <table:table-cell table:style-name="ce21" table:formula="of:=SUM([.D49:.D52])" office:value-type="float" office:value="76" calcext:value-type="float">
            <text:p>76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office:value-type="date" office:date-value="2014-10-17" calcext:value-type="date">
            <text:p>17 Oct 2014</text:p>
          </table:table-cell>
          <table:table-cell office:value-type="date" office:date-value="2014-10-20" calcext:value-type="date">
            <text:p>20 Oct 2014</text:p>
          </table:table-cell>
          <table:table-cell table:formula="of:=([.C49]-[.B49])+1"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4-10-31" calcext:value-type="date">
            <text:p>31 Oct 2014</text:p>
          </table:table-cell>
          <table:table-cell table:formula="of:=([.C50]-[.B50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4-11-03" calcext:value-type="date">
            <text:p>3 Nov 2014</text:p>
          </table:table-cell>
          <table:table-cell office:value-type="date" office:date-value="2015-01-10" calcext:value-type="date">
            <text:p>10 Jan 2015</text:p>
          </table:table-cell>
          <table:table-cell table:formula="of:=([.C51]-[.B51])+1" office:value-type="float" office:value="69" calcext:value-type="float">
            <text:p>6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1-09" calcext:value-type="date">
            <text:p>9 Jan 2015</text:p>
          </table:table-cell>
          <table:table-cell office:value-type="date" office:date-value="2015-01-10" calcext:value-type="date">
            <text:p>10 Jan 2015</text:p>
          </table:table-cell>
          <table:table-cell table:formula="of:=([.C52]-[.B52])+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table:style-name="ce9" office:value-type="string" calcext:value-type="string">
            <text:p><text:s text:c="2"/>- Iteración II.</text:p>
          </table:table-cell>
          <table:table-cell table:style-name="ce16" office:value-type="date" office:date-value="2015-02-20" calcext:value-type="date">
            <text:p>20 Feb 2015</text:p>
          </table:table-cell>
          <table:table-cell table:style-name="ce16" office:value-type="date" office:date-value="2015-03-10" calcext:value-type="date">
            <text:p>10 Mar 2015</text:p>
          </table:table-cell>
          <table:table-cell table:style-name="ce9" table:formula="of:=([.C53]-[.B53])+1" office:value-type="float" office:value="19" calcext:value-type="float">
            <text:p>19</text:p>
          </table:table-cell>
          <table:table-cell table:style-name="ce21" table:formula="of:=SUM([.D54:.D57])" office:value-type="float" office:value="24" calcext:value-type="float">
            <text:p>2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2-20" calcext:value-type="date">
            <text:p>20 Feb 2015</text:p>
          </table:table-cell>
          <table:table-cell table:style-name="ce20" table:formula="of:=([.C54]-[.B54])+1" office:value-type="float" office:value="1" calcext:value-type="float">
            <text:p>1</text:p>
          </table:table-cell>
          <table:table-cell table:style-name="ce20"/>
          <table:table-cell office:value-type="string" calcext:value-type="string">
            <text:p>Pruebas con UDP, mejora del GPS y adaptación a versiones anteriores Android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2-21" calcext:value-type="date">
            <text:p>21 Feb 2015</text:p>
          </table:table-cell>
          <table:table-cell office:value-type="date" office:date-value="2015-02-23" calcext:value-type="date">
            <text:p>23 Feb 2015</text:p>
          </table:table-cell>
          <table:table-cell table:style-name="ce20" table:formula="of:=([.C55]-[.B55])+1" office:value-type="float" office:value="3" calcext:value-type="float">
            <text:p>3</text:p>
          </table:table-cell>
          <table:table-cell table:style-name="ce20"/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2-22" calcext:value-type="date">
            <text:p>22 Feb 2015</text:p>
          </table:table-cell>
          <table:table-cell office:value-type="date" office:date-value="2015-03-10" calcext:value-type="date">
            <text:p>10 Mar 2015</text:p>
          </table:table-cell>
          <table:table-cell table:style-name="ce20" table:formula="of:=([.C56]-[.B56])+1" office:value-type="float" office:value="17" calcext:value-type="float">
            <text:p>17</text:p>
          </table:table-cell>
          <table:table-cell table:style-name="ce20"/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3-08" calcext:value-type="date">
            <text:p>8 Mar 2015</text:p>
          </table:table-cell>
          <table:table-cell office:value-type="date" office:date-value="2015-03-10" calcext:value-type="date">
            <text:p>10 Mar 2015</text:p>
          </table:table-cell>
          <table:table-cell table:style-name="ce20" table:formula="of:=([.C57]-[.B57])+1" office:value-type="float" office:value="3" calcext:value-type="float">
            <text:p>3</text:p>
          </table:table-cell>
          <table:table-cell table:style-name="ce20"/>
          <table:table-cell table:number-columns-repeated="14"/>
        </table:table-row>
        <table:table-row table:style-name="ro2">
          <table:table-cell table:style-name="ce9" office:value-type="string" calcext:value-type="string">
            <text:p><text:s text:c="2"/>- Iteración III.</text:p>
          </table:table-cell>
          <table:table-cell table:style-name="ce16" office:value-type="date" office:date-value="2015-05-21" calcext:value-type="date">
            <text:p>21 May 2015</text:p>
          </table:table-cell>
          <table:table-cell table:style-name="ce16" office:value-type="date" office:date-value="2015-06-29" calcext:value-type="date">
            <text:p>29 Jun 2015</text:p>
          </table:table-cell>
          <table:table-cell table:style-name="ce9" table:formula="of:=([.C58]-[.B58])+1" office:value-type="float" office:value="40" calcext:value-type="float">
            <text:p>40</text:p>
          </table:table-cell>
          <table:table-cell table:style-name="ce21" table:formula="of:=SUM([.D59:.D62])" office:value-type="float" office:value="70" calcext:value-type="float">
            <text:p>70</text:p>
          </table:table-cell>
          <table:table-cell table:style-name="ce9"/>
          <table:table-cell table:number-columns-repeated="12"/>
          <table:table-cell table:style-name="ce24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5-21" calcext:value-type="date">
            <text:p>21 May 2015</text:p>
          </table:table-cell>
          <table:table-cell table:formula="of:=([.C59]-[.B59])+1" office:value-type="float" office:value="1" calcext:value-type="float">
            <text:p>1</text:p>
          </table:table-cell>
          <table:table-cell/>
          <table:table-cell office:value-type="string" calcext:value-type="string">
            <text:p>Añadir GCM en Android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5-21" calcext:value-type="date">
            <text:p>21 May 2015</text:p>
          </table:table-cell>
          <table:table-cell office:value-type="date" office:date-value="2015-05-22" calcext:value-type="date">
            <text:p>22 May 2015</text:p>
          </table:table-cell>
          <table:table-cell table:formula="of:=([.C60]-[.B60])+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5-22" calcext:value-type="date">
            <text:p>22 May 2015</text:p>
          </table:table-cell>
          <table:table-cell office:value-type="date" office:date-value="2015-06-25" calcext:value-type="date">
            <text:p>25 Jun 2015</text:p>
          </table:table-cell>
          <table:table-cell table:formula="of:=([.C61]-[.B61])+1" office:value-type="float" office:value="35" calcext:value-type="float">
            <text:p>3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5-29" calcext:value-type="date">
            <text:p>29 May 2015</text:p>
          </table:table-cell>
          <table:table-cell office:value-type="date" office:date-value="2015-06-29" calcext:value-type="date">
            <text:p>29 Jun 2015</text:p>
          </table:table-cell>
          <table:table-cell table:formula="of:=([.C62]-[.B62])+1" office:value-type="float" office:value="32" calcext:value-type="float">
            <text:p>32</text:p>
          </table:table-cell>
          <table:table-cell table:number-columns-repeated="15"/>
        </table:table-row>
        <table:table-row table:style-name="ro2">
          <table:table-cell table:style-name="ce5"/>
          <table:table-cell table:style-name="ce15" table:number-columns-repeated="2"/>
          <table:table-cell table:style-name="ce5" table:number-columns-repeated="3"/>
          <table:table-cell table:number-columns-repeated="13"/>
        </table:table-row>
        <table:table-row table:style-name="ro2">
          <table:table-cell table:style-name="ce6" office:value-type="string" calcext:value-type="string">
            <text:p>HMI.</text:p>
          </table:table-cell>
          <table:table-cell table:style-name="ce12" office:value-type="date" office:date-value="2015-02-17" calcext:value-type="date">
            <text:p>17 Feb 2015</text:p>
          </table:table-cell>
          <table:table-cell table:style-name="ce12" office:value-type="date" office:date-value="2015-10-04" calcext:value-type="date">
            <text:p>4 Oct 2015</text:p>
          </table:table-cell>
          <table:table-cell table:style-name="ce6" table:formula="of:=([.C64]-[.B64])+1" office:value-type="float" office:value="230" calcext:value-type="float">
            <text:p>230</text:p>
          </table:table-cell>
          <table:table-cell table:style-name="ce21" table:formula="of:=SUM([.E65]+[.E70])" office:value-type="float" office:value="17" calcext:value-type="float">
            <text:p>17</text:p>
          </table:table-cell>
          <table:table-cell table:style-name="ce6"/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2"/>- Iteración I.</text:p>
          </table:table-cell>
          <table:table-cell table:style-name="ce16" office:value-type="date" office:date-value="2015-02-17" calcext:value-type="date">
            <text:p>17 Feb 2015</text:p>
          </table:table-cell>
          <table:table-cell table:style-name="ce16" office:value-type="date" office:date-value="2015-02-20" calcext:value-type="date">
            <text:p>20 Feb 2015</text:p>
          </table:table-cell>
          <table:table-cell table:style-name="ce9" table:formula="of:=([.C65]-[.B65])+1" office:value-type="float" office:value="4" calcext:value-type="float">
            <text:p>4</text:p>
          </table:table-cell>
          <table:table-cell table:style-name="ce21" table:formula="of:=SUM([.D65:.D69])" office:value-type="float" office:value="13" calcext:value-type="float">
            <text:p>13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2-17" calcext:value-type="date">
            <text:p>17 Feb 2015</text:p>
          </table:table-cell>
          <table:table-cell table:style-name="ce20" table:formula="of:=([.C66]-[.B66])+1" office:value-type="float" office:value="1" calcext:value-type="float">
            <text:p>1</text:p>
          </table:table-cell>
          <table:table-cell table:style-name="ce20"/>
          <table:table-cell table:number-columns-repeated="14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2-17" calcext:value-type="date">
            <text:p>17 Feb 2015</text:p>
          </table:table-cell>
          <table:table-cell office:value-type="date" office:date-value="2015-02-18" calcext:value-type="date">
            <text:p>18 Feb 2015</text:p>
          </table:table-cell>
          <table:table-cell table:style-name="ce20" table:formula="of:=([.C67]-[.B67])+1" office:value-type="float" office:value="2" calcext:value-type="float">
            <text:p>2</text:p>
          </table:table-cell>
          <table:table-cell table:style-name="ce20"/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2-17" calcext:value-type="date">
            <text:p>17 Feb 2015</text:p>
          </table:table-cell>
          <table:table-cell office:value-type="date" office:date-value="2015-02-20" calcext:value-type="date">
            <text:p>20 Feb 2015</text:p>
          </table:table-cell>
          <table:table-cell table:style-name="ce20" table:formula="of:=([.C68]-[.B68])+1" office:value-type="float" office:value="4" calcext:value-type="float">
            <text:p>4</text:p>
          </table:table-cell>
          <table:table-cell table:style-name="ce20"/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2-19" calcext:value-type="date">
            <text:p>19 Feb 2015</text:p>
          </table:table-cell>
          <table:table-cell office:value-type="date" office:date-value="2015-02-20" calcext:value-type="date">
            <text:p>20 Feb 2015</text:p>
          </table:table-cell>
          <table:table-cell table:style-name="ce20" table:formula="of:=([.C69]-[.B69])+1" office:value-type="float" office:value="2" calcext:value-type="float">
            <text:p>2</text:p>
          </table:table-cell>
          <table:table-cell table:style-name="ce20"/>
          <table:table-cell table:number-columns-repeated="14"/>
        </table:table-row>
        <table:table-row table:style-name="ro2">
          <table:table-cell table:style-name="ce9" office:value-type="string" calcext:value-type="string">
            <text:p><text:s text:c="2"/>- Iteración II.</text:p>
          </table:table-cell>
          <table:table-cell table:style-name="ce16" office:value-type="date" office:date-value="2015-10-03" calcext:value-type="date">
            <text:p>3 Oct 2015</text:p>
          </table:table-cell>
          <table:table-cell table:style-name="ce16" office:value-type="date" office:date-value="2015-10-04" calcext:value-type="date">
            <text:p>4 Oct 2015</text:p>
          </table:table-cell>
          <table:table-cell table:style-name="ce9" table:formula="of:=([.C70]-[.B70])+1" office:value-type="float" office:value="2" calcext:value-type="float">
            <text:p>2</text:p>
          </table:table-cell>
          <table:table-cell table:style-name="ce21" table:formula="of:=SUM([.D71:.D74])" office:value-type="float" office:value="4" calcext:value-type="float">
            <text:p>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10-03" calcext:value-type="date">
            <text:p>3 Oct 2015</text:p>
          </table:table-cell>
          <table:table-cell table:style-name="ce20" table:formula="of:=([.C71]-[.B71])+1" office:value-type="float" office:value="1" calcext:value-type="float">
            <text:p>1</text:p>
          </table:table-cell>
          <table:table-cell table:style-name="ce20"/>
          <table:table-cell office:value-type="string" calcext:value-type="string">
            <text:p>Iconos y tamañ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10-04" calcext:value-type="date">
            <text:p>4 Oct 2015</text:p>
          </table:table-cell>
          <table:table-cell table:style-name="ce20" table:formula="of:=([.C72]-[.B72])+1" office:value-type="float" office:value="1" calcext:value-type="float">
            <text:p>1</text:p>
          </table:table-cell>
          <table:table-cell table:style-name="ce20"/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10-04" calcext:value-type="date">
            <text:p>4 Oct 2015</text:p>
          </table:table-cell>
          <table:table-cell table:style-name="ce20" table:formula="of:=([.C73]-[.B73])+1" office:value-type="float" office:value="1" calcext:value-type="float">
            <text:p>1</text:p>
          </table:table-cell>
          <table:table-cell table:style-name="ce20"/>
          <table:table-cell office:value-type="string" calcext:value-type="string">
            <text:p>Mejora de gráficos y adaptación a tablet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10-04" calcext:value-type="date">
            <text:p>4 Oct 2015</text:p>
          </table:table-cell>
          <table:table-cell table:style-name="ce20" table:formula="of:=([.C74]-[.B74])+1" office:value-type="float" office:value="1" calcext:value-type="float">
            <text:p>1</text:p>
          </table:table-cell>
          <table:table-cell table:style-name="ce20"/>
          <table:table-cell table:number-columns-repeated="14"/>
        </table:table-row>
        <table:table-row table:style-name="ro2">
          <table:table-cell table:style-name="ce5"/>
          <table:table-cell table:style-name="ce15" table:number-columns-repeated="2"/>
          <table:table-cell table:style-name="ce5" table:number-columns-repeated="3"/>
          <table:table-cell table:number-columns-repeated="13"/>
        </table:table-row>
        <table:table-row table:style-name="ro2">
          <table:table-cell table:style-name="ce6" office:value-type="string" calcext:value-type="string">
            <text:p>Pruebas en calle.</text:p>
          </table:table-cell>
          <table:table-cell table:style-name="ce12" office:value-type="date" office:date-value="2015-10-05" calcext:value-type="date">
            <text:p>5 Oct 2015</text:p>
          </table:table-cell>
          <table:table-cell table:style-name="ce12" office:value-type="date" office:date-value="2015-10-29" calcext:value-type="date">
            <text:p>29 Oct 2015</text:p>
          </table:table-cell>
          <table:table-cell table:style-name="ce6" table:formula="of:=([.C76]-[.B76])+1" office:value-type="float" office:value="25" calcext:value-type="float">
            <text:p>25</text:p>
          </table:table-cell>
          <table:table-cell table:style-name="ce21" table:formula="of:=SUM([.E77]+[.E82]+[.E87]+[.E92])" office:value-type="float" office:value="447" calcext:value-type="float">
            <text:p>447</text:p>
          </table:table-cell>
          <table:table-cell table:style-name="ce6"/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2"/>– Rendimiento de comunicaciones V2X.</text:p>
          </table:table-cell>
          <table:table-cell table:style-name="ce16" office:value-type="date" office:date-value="2014-12-15" calcext:value-type="date">
            <text:p>15 Dec 2014</text:p>
          </table:table-cell>
          <table:table-cell table:style-name="ce16" office:value-type="date" office:date-value="2015-02-27" calcext:value-type="date">
            <text:p>27 Feb 2015</text:p>
          </table:table-cell>
          <table:table-cell table:style-name="ce9" table:formula="of:=([.C77]-[.B77])+1" office:value-type="float" office:value="75" calcext:value-type="float">
            <text:p>75</text:p>
          </table:table-cell>
          <table:table-cell table:style-name="ce21" table:formula="of:=SUM([.D78:.D81])" office:value-type="float" office:value="43" calcext:value-type="float">
            <text:p>43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Planificación.</text:p>
          </table:table-cell>
          <table:table-cell table:number-columns-repeated="2" office:value-type="date" office:date-value="2014-12-15" calcext:value-type="date">
            <text:p>15 Dec 2014</text:p>
          </table:table-cell>
          <table:table-cell table:formula="of:=([.C78]-[.B78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 de apps.</text:p>
          </table:table-cell>
          <table:table-cell office:value-type="date" office:date-value="2014-12-15" calcext:value-type="date">
            <text:p>15 Dec 2014</text:p>
          </table:table-cell>
          <table:table-cell office:value-type="date" office:date-value="2015-01-08" calcext:value-type="date">
            <text:p>8 Jan 2015</text:p>
          </table:table-cell>
          <table:table-cell table:formula="of:=([.C79]-[.B79])+1" office:value-type="float" office:value="25" calcext:value-type="float">
            <text:p>2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Ejecución.</text:p>
          </table:table-cell>
          <table:table-cell table:number-columns-repeated="2" office:value-type="date" office:date-value="2015-02-09" calcext:value-type="date">
            <text:p>9 Feb 2015</text:p>
          </table:table-cell>
          <table:table-cell table:formula="of:=([.C80]-[.B80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Estadísticas y conclusiones.</text:p>
          </table:table-cell>
          <table:table-cell office:value-type="date" office:date-value="2015-02-12" calcext:value-type="date">
            <text:p>12 Feb 2015</text:p>
          </table:table-cell>
          <table:table-cell office:value-type="date" office:date-value="2015-02-27" calcext:value-type="date">
            <text:p>27 Feb 2015</text:p>
          </table:table-cell>
          <table:table-cell table:formula="of:=([.C81]-[.B81])+1" office:value-type="float" office:value="16" calcext:value-type="float">
            <text:p>16</text:p>
          </table:table-cell>
          <table:table-cell table:number-columns-repeated="15"/>
        </table:table-row>
        <table:table-row table:style-name="ro2">
          <table:table-cell table:style-name="ce9" office:value-type="string" calcext:value-type="string">
            <text:p><text:s text:c="2"/>– Comunicación V2V en entornos urbanos.</text:p>
          </table:table-cell>
          <table:table-cell table:style-name="ce16" office:value-type="date" office:date-value="2015-02-09" calcext:value-type="date">
            <text:p>9 Feb 2015</text:p>
          </table:table-cell>
          <table:table-cell table:style-name="ce16" office:value-type="date" office:date-value="2015-05-11" calcext:value-type="date">
            <text:p>11 May 2015</text:p>
          </table:table-cell>
          <table:table-cell table:style-name="ce9" table:formula="of:=([.C82]-[.B82])+1" office:value-type="float" office:value="92" calcext:value-type="float">
            <text:p>92</text:p>
          </table:table-cell>
          <table:table-cell table:style-name="ce21" table:formula="of:=SUM([.D83:.D86])" office:value-type="float" office:value="220" calcext:value-type="float">
            <text:p>220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Planificación.</text:p>
          </table:table-cell>
          <table:table-cell office:value-type="date" office:date-value="2015-02-12" calcext:value-type="date">
            <text:p>12 Feb 2015</text:p>
          </table:table-cell>
          <table:table-cell office:value-type="date" office:date-value="2015-03-03" calcext:value-type="date">
            <text:p>3 Mar 2015</text:p>
          </table:table-cell>
          <table:table-cell table:formula="of:=([.C83]-[.B83])+1" office:value-type="float" office:value="20" calcext:value-type="float">
            <text:p>20</text:p>
          </table:table-cell>
          <table:table-cell/>
          <table:table-cell office:value-type="string" calcext:value-type="string">
            <text:p>Filtro de datos y generación de gráfica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esarrollo de apps.</text:p>
          </table:table-cell>
          <table:table-cell office:value-type="date" office:date-value="2015-01-26" calcext:value-type="date">
            <text:p>26 Jan 2015</text:p>
          </table:table-cell>
          <table:table-cell office:value-type="date" office:date-value="2015-05-10" calcext:value-type="date">
            <text:p>10 May 2015</text:p>
          </table:table-cell>
          <table:table-cell table:formula="of:=([.C84]-[.B84])+1" office:value-type="float" office:value="105" calcext:value-type="float">
            <text:p>10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Ejecución.</text:p>
          </table:table-cell>
          <table:table-cell office:value-type="date" office:date-value="2015-01-26" calcext:value-type="date">
            <text:p>26 Jan 2015</text:p>
          </table:table-cell>
          <table:table-cell office:value-type="date" office:date-value="2015-02-01" calcext:value-type="date">
            <text:p>1 Feb 2015</text:p>
          </table:table-cell>
          <table:table-cell table:formula="of:=([.C85]-[.B85])+1"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Estadísticas y conclusiones.</text:p>
          </table:table-cell>
          <table:table-cell office:value-type="date" office:date-value="2015-02-13" calcext:value-type="date">
            <text:p>13 Feb 2015</text:p>
          </table:table-cell>
          <table:table-cell office:value-type="date" office:date-value="2015-05-11" calcext:value-type="date">
            <text:p>11 May 2015</text:p>
          </table:table-cell>
          <table:table-cell table:formula="of:=([.C86]-[.B86])+1" office:value-type="float" office:value="88" calcext:value-type="float">
            <text:p>88</text:p>
          </table:table-cell>
          <table:table-cell/>
          <table:table-cell office:value-type="string" calcext:value-type="string">
            <text:p>Desarrollo de aplicación de pruebas y aplicación para estadísticas.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2"/>– Sistema completo.</text:p>
          </table:table-cell>
          <table:table-cell table:style-name="ce16" office:value-type="date" office:date-value="2015-04-26" calcext:value-type="date">
            <text:p>26 Apr 2015</text:p>
          </table:table-cell>
          <table:table-cell table:style-name="ce16" office:value-type="date" office:date-value="2015-10-29" calcext:value-type="date">
            <text:p>29 Oct 2015</text:p>
          </table:table-cell>
          <table:table-cell table:style-name="ce9" table:formula="of:=([.C87]-[.B87])+1" office:value-type="float" office:value="187" calcext:value-type="float">
            <text:p>187</text:p>
          </table:table-cell>
          <table:table-cell table:style-name="ce21" table:formula="of:=SUM([.D88:.D91])" office:value-type="float" office:value="180" calcext:value-type="float">
            <text:p>180</text:p>
          </table:table-cell>
          <table:table-cell table:style-name="ce9" office:value-type="string" calcext:value-type="string">
            <text:p>Pruebas ejecutadas en 3 escenarios. Pendientes 3 escenari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Iteración I</text:p>
          </table:table-cell>
          <table:table-cell table:style-name="ce18" office:value-type="date" office:date-value="2015-05-04" calcext:value-type="date">
            <text:p>4 May 2015</text:p>
          </table:table-cell>
          <table:table-cell office:value-type="date" office:date-value="2015-10-24" calcext:value-type="date">
            <text:p>24 Oct 2015</text:p>
          </table:table-cell>
          <table:table-cell table:formula="of:=([.C88]-[.B88])+1" office:value-type="float" office:value="174" calcext:value-type="float">
            <text:p>17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6"/>– Planificación.</text:p>
          </table:table-cell>
          <table:table-cell table:number-columns-repeated="2" office:value-type="date" office:date-value="2015-10-05" calcext:value-type="date">
            <text:p>5 Oct 2015</text:p>
          </table:table-cell>
          <table:table-cell table:formula="of:=([.C89]-[.B89])+1" office:value-type="float" office:value="1" calcext:value-type="float">
            <text:p>1</text:p>
          </table:table-cell>
          <table:table-cell/>
          <table:table-cell office:value-type="string" calcext:value-type="string">
            <text:p>Incialmente planificado para la semana siguiente, pero había problemas de comunicación en el sistem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6"/>– Ejecución.</text:p>
          </table:table-cell>
          <table:table-cell table:number-columns-repeated="2" office:value-type="date" office:date-value="2015-10-21" calcext:value-type="date">
            <text:p>21 Oct 2015</text:p>
          </table:table-cell>
          <table:table-cell table:formula="of:=([.C90]-[.B90])+1" office:value-type="float" office:value="1" calcext:value-type="float">
            <text:p>1</text:p>
          </table:table-cell>
          <table:table-cell/>
          <table:table-cell table:style-name="ce22"/>
          <table:table-cell table:number-columns-repeated="13"/>
        </table:table-row>
        <table:table-row table:style-name="ro2">
          <table:table-cell office:value-type="string" calcext:value-type="string">
            <text:p><text:s text:c="6"/>– Conclusiones y depuración.</text:p>
          </table:table-cell>
          <table:table-cell office:value-type="date" office:date-value="2015-10-21" calcext:value-type="date">
            <text:p>21 Oct 2015</text:p>
          </table:table-cell>
          <table:table-cell office:value-type="date" office:date-value="2015-10-24" calcext:value-type="date">
            <text:p>24 Oct 2015</text:p>
          </table:table-cell>
          <table:table-cell table:formula="of:=([.C91]-[.B91])+1" office:value-type="float" office:value="4" calcext:value-type="float">
            <text:p>4</text:p>
          </table:table-cell>
          <table:table-cell/>
          <table:table-cell office:value-type="string" calcext:value-type="string">
            <text:p>Fallo por falta de precisión del GPS.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4"/>– Iteración II</text:p>
          </table:table-cell>
          <table:table-cell table:style-name="ce16" office:value-type="date" office:date-value="2015-10-25" calcext:value-type="date">
            <text:p>25 Oct 2015</text:p>
          </table:table-cell>
          <table:table-cell table:style-name="ce16" office:value-type="date" office:date-value="2015-10-29" calcext:value-type="date">
            <text:p>29 Oct 2015</text:p>
          </table:table-cell>
          <table:table-cell table:style-name="ce9" table:formula="of:=([.C92]-[.B92])+1" office:value-type="float" office:value="5" calcext:value-type="float">
            <text:p>5</text:p>
          </table:table-cell>
          <table:table-cell table:style-name="ce21" table:formula="of:=SUM([.D93:.D95])" office:value-type="float" office:value="4" calcext:value-type="float">
            <text:p>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6"/>– Planificación.</text:p>
          </table:table-cell>
          <table:table-cell table:number-columns-repeated="2" office:value-type="date" office:date-value="2015-10-25" calcext:value-type="date">
            <text:p>25 Oct 2015</text:p>
          </table:table-cell>
          <table:table-cell table:formula="of:=([.C93]-[.B93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6"/>– Ejecución.</text:p>
          </table:table-cell>
          <table:table-cell table:number-columns-repeated="2" office:value-type="date" office:date-value="2015-10-28" calcext:value-type="date">
            <text:p>28 Oct 2015</text:p>
          </table:table-cell>
          <table:table-cell table:formula="of:=([.C94]-[.B94])+1" office:value-type="float" office:value="1" calcext:value-type="float">
            <text:p>1</text:p>
          </table:table-cell>
          <table:table-cell/>
          <table:table-cell office:value-type="string" calcext:value-type="string">
            <text:p>Sistema completo funcional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6"/>– Conclusiones y depuración.</text:p>
          </table:table-cell>
          <table:table-cell office:value-type="date" office:date-value="2015-10-28" calcext:value-type="date">
            <text:p>28 Oct 2015</text:p>
          </table:table-cell>
          <table:table-cell office:value-type="date" office:date-value="2015-10-29" calcext:value-type="date">
            <text:p>29 Oct 2015</text:p>
          </table:table-cell>
          <table:table-cell table:formula="of:=([.C95]-[.B95])+1" office:value-type="float" office:value="2" calcext:value-type="float">
            <text:p>2</text:p>
          </table:table-cell>
          <table:table-cell/>
          <table:table-cell office:value-type="string" calcext:value-type="string">
            <text:p>GPS del móvil tiene poca precisión y es lento: falsos positivos.</text:p>
          </table:table-cell>
          <table:table-cell table:number-columns-repeated="13"/>
        </table:table-row>
        <table:table-row table:style-name="ro2">
          <table:table-cell table:style-name="Default" table:number-columns-repeated="6"/>
          <table:table-cell table:number-columns-repeated="13"/>
        </table:table-row>
        <table:table-row table:style-name="ro2">
          <table:table-cell table:style-name="ce6" office:value-type="string" calcext:value-type="string">
            <text:p>Documentación.</text:p>
          </table:table-cell>
          <table:table-cell table:style-name="ce12" office:value-type="date" office:date-value="2014-11-14" calcext:value-type="date">
            <text:p>14 Nov 2014</text:p>
          </table:table-cell>
          <table:table-cell table:style-name="ce12" office:value-type="date" office:date-value="2015-11-30" calcext:value-type="date">
            <text:p>30 Nov 2015</text:p>
          </table:table-cell>
          <table:table-cell table:style-name="ce6" table:formula="of:=([.C97]-[.B97])+1" office:value-type="float" office:value="382" calcext:value-type="float">
            <text:p>382</text:p>
          </table:table-cell>
          <table:table-cell table:style-name="ce21" table:formula="of:=SUM([.D98:.D107])" office:value-type="float" office:value="221" calcext:value-type="float">
            <text:p>221</text:p>
          </table:table-cell>
          <table:table-cell table:style-name="ce6"/>
          <table:table-cell table:number-columns-repeated="13"/>
        </table:table-row>
        <table:table-row table:style-name="ro3">
          <table:table-cell table:style-name="ce10" office:value-type="string" calcext:value-type="string">
            <text:p><text:s text:c="2"/>– Estudio de OpenXC.</text:p>
          </table:table-cell>
          <table:table-cell table:style-name="ce19" office:value-type="date" office:date-value="2014-11-14" calcext:value-type="date">
            <text:p>14 Nov 2014</text:p>
          </table:table-cell>
          <table:table-cell table:style-name="ce19" office:value-type="date" office:date-value="2014-11-16" calcext:value-type="date">
            <text:p>16 Nov 2014</text:p>
          </table:table-cell>
          <table:table-cell table:style-name="ce20" table:formula="of:=([.C98]-[.B98])+1" office:value-type="float" office:value="3" calcext:value-type="float">
            <text:p>3</text:p>
          </table:table-cell>
          <table:table-cell table:style-name="ce20" table:number-columns-repeated="2"/>
          <table:table-cell table:number-columns-repeated="13"/>
        </table:table-row>
        <table:table-row table:style-name="ro3">
          <table:table-cell table:style-name="ce10" office:value-type="string" calcext:value-type="string">
            <text:p><text:s text:c="2"/>– Estado del arte: Unificación SDK automóviles</text:p>
          </table:table-cell>
          <table:table-cell table:style-name="ce19" office:value-type="date" office:date-value="2015-02-05" calcext:value-type="date">
            <text:p>5 Feb 2015</text:p>
          </table:table-cell>
          <table:table-cell table:style-name="ce19" office:value-type="date" office:date-value="2015-02-09" calcext:value-type="date">
            <text:p>9 Feb 2015</text:p>
          </table:table-cell>
          <table:table-cell table:style-name="ce20" table:formula="of:=([.C99]-[.B99])+1" office:value-type="float" office:value="5" calcext:value-type="float">
            <text:p>5</text:p>
          </table:table-cell>
          <table:table-cell table:style-name="ce20" table:number-columns-repeated="2"/>
          <table:table-cell table:number-columns-repeated="13"/>
        </table:table-row>
        <table:table-row table:style-name="ro3">
          <table:table-cell table:style-name="ce11" office:value-type="string" calcext:value-type="string">
            <text:p><text:s text:c="2"/>– Paper Sensors</text:p>
          </table:table-cell>
          <table:table-cell table:style-name="ce19" office:value-type="date" office:date-value="2014-12-17" calcext:value-type="date">
            <text:p>17 Dec 2014</text:p>
          </table:table-cell>
          <table:table-cell table:style-name="ce19" office:value-type="date" office:date-value="2015-02-03" calcext:value-type="date">
            <text:p>3 Feb 2015</text:p>
          </table:table-cell>
          <table:table-cell table:style-name="ce20" table:formula="of:=([.C100]-[.B100])+1" office:value-type="float" office:value="49" calcext:value-type="float">
            <text:p>49</text:p>
          </table:table-cell>
          <table:table-cell table:style-name="ce20" table:number-columns-repeated="2"/>
          <table:table-cell table:number-columns-repeated="13"/>
        </table:table-row>
        <table:table-row table:style-name="ro3">
          <table:table-cell table:style-name="ce10" office:value-type="string" calcext:value-type="string">
            <text:p><text:s text:c="2"/>– Proyecto Nube de Conductores NEC</text:p>
          </table:table-cell>
          <table:table-cell table:style-name="ce19" office:value-type="date" office:date-value="2015-06-20" calcext:value-type="date">
            <text:p>20 Jun 2015</text:p>
          </table:table-cell>
          <table:table-cell table:style-name="ce19" office:value-type="date" office:date-value="2015-11-30" calcext:value-type="date">
            <text:p>30 Nov 2015</text:p>
          </table:table-cell>
          <table:table-cell table:style-name="ce20" table:formula="of:=([.C101]-[.B101])+1" office:value-type="float" office:value="164" calcext:value-type="float">
            <text:p>164</text:p>
          </table:table-cell>
          <table:table-cell table:style-name="ce20" table:number-columns-repeated="2"/>
          <table:table-cell table:number-columns-repeated="13"/>
        </table:table-row>
      </table:table>
      <table:table table:name="Gant - Gráficas" table:style-name="ta1">
        <table:shapes>
          <draw:frame draw:z-index="0" draw:style-name="gr1" draw:text-style-name="P1" svg:width="31.234cm" svg:height="5.928cm" svg:x="-0.006cm" svg:y="-0.003cm">
            <draw:object draw:notify-on-update-of-ranges="'Gantt - Datos'.A2:'Gantt - Datos'.A6 'Gantt - Datos'.B1:'Gantt - Datos'.B1 'Gantt - Datos'.B2:'Gantt - Datos'.B6 'Gantt - Datos'.D1:'Gantt - Datos'.D1 'Gantt - Datos'.D2:'Gantt - Datos'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.287cm" svg:height="15.042cm" svg:x="0.078cm" svg:y="5.814cm">
            <draw:object draw:notify-on-update-of-ranges="'Gantt - Datos'.A8:'Gantt - Datos'.A28 'Gantt - Datos'.B1:'Gantt - Datos'.B1 'Gantt - Datos'.B8:'Gantt - Datos'.B28 'Gantt - Datos'.D1:'Gantt - Datos'.D1 'Gantt - Datos'.D8:'Gantt - Datos'.D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1.128cm" svg:height="10.553cm" svg:x="0.089cm" svg:y="20.751cm">
            <draw:object draw:notify-on-update-of-ranges="'Gantt - Datos'.A30:'Gantt - Datos'.A45 'Gantt - Datos'.B1:'Gantt - Datos'.B1 'Gantt - Datos'.B30:'Gantt - Datos'.B45 'Gantt - Datos'.D1:'Gantt - Datos'.D1 'Gantt - Datos'.D30:'Gantt - Datos'.D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0.98cm" svg:height="9.001cm" svg:x="0.115cm" svg:y="31.188cm">
            <draw:object draw:notify-on-update-of-ranges="'Gantt - Datos'.A47:'Gantt - Datos'.A62 'Gantt - Datos'.B1:'Gantt - Datos'.B1 'Gantt - Datos'.B47:'Gantt - Datos'.B62 'Gantt - Datos'.D1:'Gantt - Datos'.D1 'Gantt - Datos'.D47:'Gantt - Datos'.D6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0.982cm" svg:height="8.994cm" svg:x="0.006cm" svg:y="40.165cm">
            <draw:object draw:notify-on-update-of-ranges="'Gantt - Datos'.A64:'Gantt - Datos'.A74 'Gantt - Datos'.B1:'Gantt - Datos'.B1 'Gantt - Datos'.B64:'Gantt - Datos'.B74 'Gantt - Datos'.D1:'Gantt - Datos'.D1 'Gantt - Datos'.D64:'Gantt - Datos'.D7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0.94cm" svg:height="11.522cm" svg:x="0.091cm" svg:y="48.945cm">
            <draw:object draw:notify-on-update-of-ranges="'Gantt - Datos'.A76:'Gantt - Datos'.A95 'Gantt - Datos'.B1:'Gantt - Datos'.B1 'Gantt - Datos'.B76:'Gantt - Datos'.B95 'Gantt - Datos'.D1:'Gantt - Datos'.D1 'Gantt - Datos'.D76:'Gantt - Datos'.D9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row table:style-name="ro3">
          <table:table-cell/>
        </table:table-row>
      </table:table>
      <table:table table:name="Costes" table:style-name="ta1">
        <table:table-column table:style-name="co8" table:default-cell-style-name="ce26"/>
        <table:table-column table:style-name="co4" table:default-cell-style-name="ce26"/>
        <table:table-column table:style-name="co6" table:default-cell-style-name="ce26"/>
        <table:table-column table:style-name="co9" table:number-columns-repeated="2" table:default-cell-style-name="ce30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4">
          <table:table-cell table:style-name="ce25" office:value-type="string" calcext:value-type="string">
            <text:p>Nombre del recurso</text:p>
          </table:table-cell>
          <table:table-cell table:style-name="ce25" office:value-type="string" calcext:value-type="string">
            <text:p>Tipo</text:p>
          </table:table-cell>
          <table:table-cell table:style-name="ce25" office:value-type="string" calcext:value-type="string">
            <text:p>Unidades</text:p>
          </table:table-cell>
          <table:table-cell table:style-name="ce25" office:value-type="string" calcext:value-type="string">
            <text:p>Coste por unidad</text:p>
          </table:table-cell>
          <table:table-cell table:style-name="ce25" office:value-type="string" calcext:value-type="string">
            <text:p>Coste total</text:p>
          </table:table-cell>
          <table:table-cell table:number-columns-repeated="2"/>
          <table:table-cell table:style-name="ce35" office:value-type="string" calcext:value-type="string" table:number-columns-spanned="2" table:number-rows-spanned="1">
            <text:p>RESUMEN</text:p>
          </table:table-cell>
          <table:covered-table-cell table:style-name="ce38"/>
        </table:table-row>
        <table:table-row table:style-name="ro3">
          <table:table-cell office:value-type="string" calcext:value-type="string">
            <text:p>NEC Linkbird MX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960" calcext:value-type="currency">
            <text:p>2,960.00 EUR</text:p>
          </table:table-cell>
          <table:table-cell table:formula="of:=[.D2]*[.C2]" office:value-type="currency" office:currency="EUR" office:value="5920" calcext:value-type="currency">
            <text:p>5,920.00 EUR</text:p>
          </table:table-cell>
          <table:table-cell table:number-columns-repeated="2"/>
          <table:table-cell table:style-name="ce36" office:value-type="string" calcext:value-type="string">
            <text:p>Apartado</text:p>
          </table:table-cell>
          <table:table-cell table:style-name="ce36" office:value-type="string" calcext:value-type="string">
            <text:p>Coste total</text:p>
          </table:table-cell>
        </table:table-row>
        <table:table-row table:style-name="ro3">
          <table:table-cell office:value-type="string" calcext:value-type="string">
            <text:p>Dell Latitude D520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34.75" calcext:value-type="currency">
            <text:p>134.75 EUR</text:p>
          </table:table-cell>
          <table:table-cell table:formula="of:=[.D3]*[.C3]" office:value-type="currency" office:currency="EUR" office:value="134.75" calcext:value-type="currency">
            <text:p>134.75 EUR</text:p>
          </table:table-cell>
          <table:table-cell table:number-columns-repeated="2"/>
          <table:table-cell table:style-name="ce26" office:value-type="string" calcext:value-type="string">
            <text:p>Hardware</text:p>
          </table:table-cell>
          <table:table-cell table:style-name="ce30" table:formula="of:=SUM([.E2:.E11])" office:value-type="currency" office:currency="EUR" office:value="7737.62" calcext:value-type="currency">
            <text:p>7,737.62 EUR</text:p>
          </table:table-cell>
        </table:table-row>
        <table:table-row table:style-name="ro3">
          <table:table-cell office:value-type="string" calcext:value-type="string">
            <text:p>Acer Aspire 4810TZG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96.87" calcext:value-type="currency">
            <text:p>596.87 EUR</text:p>
          </table:table-cell>
          <table:table-cell table:formula="of:=[.D4]*[.C4]" office:value-type="currency" office:currency="EUR" office:value="596.87" calcext:value-type="currency">
            <text:p>596.87 EUR</text:p>
          </table:table-cell>
          <table:table-cell table:number-columns-repeated="2"/>
          <table:table-cell table:style-name="ce26" office:value-type="string" calcext:value-type="string">
            <text:p>Software</text:p>
          </table:table-cell>
          <table:table-cell table:style-name="ce30" table:formula="of:=SUM([.E12:.E17])" office:value-type="currency" office:currency="EUR" office:value="0" calcext:value-type="currency">
            <text:p>0.00 EUR</text:p>
          </table:table-cell>
        </table:table-row>
        <table:table-row table:style-name="ro3">
          <table:table-cell office:value-type="string" calcext:value-type="string">
            <text:p>Estación de trabajo en oficina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99" calcext:value-type="currency">
            <text:p>799.00 EUR</text:p>
          </table:table-cell>
          <table:table-cell table:formula="of:=[.D5]*[.C5]" office:value-type="currency" office:currency="EUR" office:value="799" calcext:value-type="currency">
            <text:p>799.00 EUR</text:p>
          </table:table-cell>
          <table:table-cell table:number-columns-repeated="2"/>
          <table:table-cell table:style-name="ce26" office:value-type="string" calcext:value-type="string">
            <text:p>Servicio</text:p>
          </table:table-cell>
          <table:table-cell table:style-name="ce30" table:formula="of:=SUM([.E18:.E22])" office:value-type="currency" office:currency="EUR" office:value="0" calcext:value-type="currency">
            <text:p>0.00 EUR</text:p>
          </table:table-cell>
        </table:table-row>
        <table:table-row table:style-name="ro3">
          <table:table-cell office:value-type="string" calcext:value-type="string">
            <text:p>Cable UTP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" calcext:value-type="currency">
            <text:p>0.00 EUR</text:p>
          </table:table-cell>
          <table:table-cell table:formula="of:=[.D6]*[.C6]" office:value-type="currency" office:currency="EUR" office:value="0" calcext:value-type="currency">
            <text:p>0.00 EUR</text:p>
          </table:table-cell>
          <table:table-cell table:number-columns-repeated="2"/>
          <table:table-cell table:style-name="ce26" office:value-type="string" calcext:value-type="string">
            <text:p>Personal</text:p>
          </table:table-cell>
          <table:table-cell table:style-name="ce32" table:formula="of:=SUM([.D38])" office:value-type="currency" office:currency="EUR" office:value="10785" calcext:value-type="currency">
            <text:p>10.785,00 EUR</text:p>
          </table:table-cell>
        </table:table-row>
        <table:table-row table:style-name="ro3">
          <table:table-cell office:value-type="string" calcext:value-type="string">
            <text:p>Conversor RS-232 Hembra-Macho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1.00 EUR</text:p>
          </table:table-cell>
          <table:table-cell table:formula="of:=[.D7]*[.C7]" office:value-type="currency" office:currency="EUR" office:value="2" calcext:value-type="currency">
            <text:p>2.00 EUR</text:p>
          </table:table-cell>
          <table:table-cell table:number-columns-repeated="2"/>
          <table:table-cell table:style-name="ce37"/>
          <table:table-cell table:style-name="ce39" table:formula="of:=SUM([.I3:.I6])" office:value-type="currency" office:currency="EUR" office:value="18522.62" calcext:value-type="currency">
            <text:p>18.522,62 EUR</text:p>
          </table:table-cell>
        </table:table-row>
        <table:table-row table:style-name="ro3">
          <table:table-cell office:value-type="string" calcext:value-type="string">
            <text:p>Adaptador Null RS-232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1.00 EUR</text:p>
          </table:table-cell>
          <table:table-cell table:formula="of:=[.D8]*[.C8]" office:value-type="currency" office:currency="EUR" office:value="2" calcext:value-type="currency">
            <text:p>2.00 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HI 204-III GPS USB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9" calcext:value-type="currency">
            <text:p>59.00 EUR</text:p>
          </table:table-cell>
          <table:table-cell table:formula="of:=[.D9]*[.C9]" office:value-type="currency" office:currency="EUR" office:value="118" calcext:value-type="currency">
            <text:p>118.00 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uente de alimentación Belkin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0" calcext:value-type="currency">
            <text:p>50.00 EUR</text:p>
          </table:table-cell>
          <table:table-cell table:formula="of:=[.D10]*[.C10]" office:value-type="currency" office:currency="EUR" office:value="100" calcext:value-type="currency">
            <text:p>100.00 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asco BLE + Texas CC2540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5" calcext:value-type="currency">
            <text:p>65.00 EUR</text:p>
          </table:table-cell>
          <table:table-cell table:formula="of:=[.D11]*[.C11]" office:value-type="currency" office:currency="EUR" office:value="65" calcext:value-type="currency">
            <text:p>65.00 EUR</text:p>
          </table:table-cell>
          <table:table-cell table:number-columns-repeated="4"/>
        </table:table-row>
        <table:table-row table:style-name="ro3">
          <table:table-cell table:style-name="ce27" office:value-type="string" calcext:value-type="string">
            <text:p>Sistemas Operativos: Ubuntu y Debian</text:p>
          </table:table-cell>
          <table:table-cell table:style-name="ce27" office:value-type="string" calcext:value-type="string">
            <text:p>Software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1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3">
          <table:table-cell table:style-name="ce27" office:value-type="string" calcext:value-type="string">
            <text:p>Sistemas Operativo Windows 7</text:p>
          </table:table-cell>
          <table:table-cell table:style-name="ce27" office:value-type="string" calcext:value-type="string">
            <text:p>Software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1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3">
          <table:table-cell table:style-name="ce27" office:value-type="string" calcext:value-type="string">
            <text:p>Software de desarrollo Java y C</text:p>
          </table:table-cell>
          <table:table-cell table:style-name="ce27" office:value-type="string" calcext:value-type="string">
            <text:p>Software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currency" office:currency="EUR" office:value="0" calcext:value-type="currency">
            <text:p>0.00 EUR</text:p>
          </table:table-cell>
          <table:table-cell table:style-name="ce31" table:formula="of:=[.D14]*[.C14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3">
          <table:table-cell table:style-name="ce27" office:value-type="string" calcext:value-type="string">
            <text:p>LaTeX</text:p>
          </table:table-cell>
          <table:table-cell table:style-name="ce27" office:value-type="string" calcext:value-type="string">
            <text:p>Software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currency" office:currency="EUR" office:value="0" calcext:value-type="currency">
            <text:p>0.00 EUR</text:p>
          </table:table-cell>
          <table:table-cell table:style-name="ce31" table:formula="of:=[.D15]*[.C15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3">
          <table:table-cell table:style-name="ce27" office:value-type="string" calcext:value-type="string">
            <text:p>LibreOffice Calc</text:p>
          </table:table-cell>
          <table:table-cell table:style-name="ce27" office:value-type="string" calcext:value-type="string">
            <text:p>Software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currency" office:currency="EUR" office:value="0" calcext:value-type="currency">
            <text:p>0.00 EUR</text:p>
          </table:table-cell>
          <table:table-cell table:style-name="ce31" table:formula="of:=[.D16]*[.C16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3">
          <table:table-cell table:style-name="ce27" office:value-type="string" calcext:value-type="string">
            <text:p>Kit de desarrollo NEC</text:p>
          </table:table-cell>
          <table:table-cell table:style-name="ce27" office:value-type="string" calcext:value-type="string">
            <text:p>Software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currency" office:currency="EUR" office:value="0" calcext:value-type="currency">
            <text:p>0.00 EUR</text:p>
          </table:table-cell>
          <table:table-cell table:style-name="ce31" table:formula="of:=[.D17]*[.C17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áquina virtual Ubuntu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formula="of:=[.D18]*[.C18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ominio web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formula="of:=[.D19]*[.C19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epositorio GitLab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formula="of:=[.D20]*[.C20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ogle Cloud Messaging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formula="of:=[.D21]*[.C21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ogle Maps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formula="of:=[.D22]*[.C22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3">
          <table:table-cell table:style-name="Default" table:number-columns-repeated="4"/>
          <table:table-cell table:style-name="ce34" table:formula="of:=SUM([.E2:.E22])" office:value-type="currency" office:currency="EUR" office:value="7737.62" calcext:value-type="currency">
            <text:p>7,737.62 EUR</text:p>
          </table:table-cell>
          <table:table-cell table:number-columns-repeated="4"/>
        </table:table-row>
        <table:table-row table:style-name="ro3" table:number-rows-repeated="2">
          <table:table-cell table:style-name="Default" table:number-columns-repeated="5"/>
          <table:table-cell table:number-columns-repeated="4"/>
        </table:table-row>
        <table:table-row table:style-name="ro5">
          <table:table-cell table:style-name="ce28" office:value-type="string" calcext:value-type="string" table:number-columns-spanned="4" table:number-rows-spanned="1">
            <text:p>COSTES DE PERSONAL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6">
          <table:table-cell table:style-name="ce25" office:value-type="string" calcext:value-type="string">
            <text:p>Concepto</text:p>
          </table:table-cell>
          <table:table-cell table:style-name="ce29" office:value-type="string" calcext:value-type="string">
            <text:p>Coste por hora EUR/hora</text:p>
          </table:table-cell>
          <table:table-cell table:style-name="ce25" office:value-type="string" calcext:value-type="string">
            <text:p>Horas</text:p>
          </table:table-cell>
          <table:table-cell table:style-name="ce25" office:value-type="string" calcext:value-type="string">
            <text:p>Coste Total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Estudio módulos NEC.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32" table:formula="of:=[Costes.B28]*[Costes.C28]" office:value-type="currency" office:currency="EUR" office:value="100" calcext:value-type="currency">
            <text:p>100,00 EUR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esarrollo prototipos para pruebas.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32" table:formula="of:=[Costes.B29]*[Costes.C29]" office:value-type="currency" office:currency="EUR" office:value="100" calcext:value-type="currency">
            <text:p>100,00 EUR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Recolección de requisitos del sistema.</text:p>
          </table:table-cell>
          <table:table-cell office:value-type="float" office:value="30" calcext:value-type="float">
            <text:p>30</text:p>
          </table:table-cell>
          <table:table-cell table:formula="of:=['Gantt - Datos'.E2]" office:value-type="float" office:value="23" calcext:value-type="float">
            <text:p>23</text:p>
          </table:table-cell>
          <table:table-cell table:style-name="ce32" table:formula="of:=[Costes.B30]*[Costes.C30]" office:value-type="currency" office:currency="EUR" office:value="690" calcext:value-type="currency">
            <text:p>690,00 EUR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Formación en Android SDK.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32" table:formula="of:=[Costes.B31]*[Costes.C31]" office:value-type="currency" office:currency="EUR" office:value="100" calcext:value-type="currency">
            <text:p>100,00 EUR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esarrollo de la Nube de Conductores.</text:p>
          </table:table-cell>
          <table:table-cell office:value-type="float" office:value="5" calcext:value-type="float">
            <text:p>5</text:p>
          </table:table-cell>
          <table:table-cell table:formula="of:=['Gantt - Datos'.E8]" office:value-type="float" office:value="114" calcext:value-type="float">
            <text:p>114</text:p>
          </table:table-cell>
          <table:table-cell table:style-name="ce32" table:formula="of:=[Costes.B32]*[Costes.C32]" office:value-type="currency" office:currency="EUR" office:value="570" calcext:value-type="currency">
            <text:p>570,00 EUR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esarrollo de la OBU/RSU.</text:p>
          </table:table-cell>
          <table:table-cell office:value-type="float" office:value="5" calcext:value-type="float">
            <text:p>5</text:p>
          </table:table-cell>
          <table:table-cell table:formula="of:=['Gantt - Datos'.E30]" office:value-type="float" office:value="74" calcext:value-type="float">
            <text:p>74</text:p>
          </table:table-cell>
          <table:table-cell table:style-name="ce32" table:formula="of:=[Costes.B33]*[Costes.C33]" office:value-type="currency" office:currency="EUR" office:value="370" calcext:value-type="currency">
            <text:p>370,00 EUR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esarrollo del HMI.</text:p>
          </table:table-cell>
          <table:table-cell office:value-type="float" office:value="5" calcext:value-type="float">
            <text:p>5</text:p>
          </table:table-cell>
          <table:table-cell table:formula="of:=['Gantt - Datos'.E64]" office:value-type="float" office:value="17" calcext:value-type="float">
            <text:p>17</text:p>
          </table:table-cell>
          <table:table-cell table:style-name="ce32" table:formula="of:=[Costes.B34]*[Costes.C34]" office:value-type="currency" office:currency="EUR" office:value="85" calcext:value-type="currency">
            <text:p>85,00 EUR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Desarrollo de CiclistasApp.</text:p>
          </table:table-cell>
          <table:table-cell office:value-type="float" office:value="5" calcext:value-type="float">
            <text:p>5</text:p>
          </table:table-cell>
          <table:table-cell table:formula="of:=['Gantt - Datos'.E47]" office:value-type="float" office:value="170" calcext:value-type="float">
            <text:p>170</text:p>
          </table:table-cell>
          <table:table-cell table:style-name="ce32" table:formula="of:=[Costes.B35]*[Costes.C35]" office:value-type="currency" office:currency="EUR" office:value="850" calcext:value-type="currency">
            <text:p>850,00 EUR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Pruebas en la calle.</text:p>
          </table:table-cell>
          <table:table-cell office:value-type="float" office:value="30" calcext:value-type="float">
            <text:p>30</text:p>
          </table:table-cell>
          <table:table-cell table:formula="of:=['Gantt - Datos'.E77]" office:value-type="float" office:value="43" calcext:value-type="float">
            <text:p>43</text:p>
          </table:table-cell>
          <table:table-cell table:style-name="ce32" table:formula="of:=[Costes.B36]*[Costes.C36]" office:value-type="currency" office:currency="EUR" office:value="1290" calcext:value-type="currency">
            <text:p>1.290,00 EUR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 calcext:value-type="string">
            <text:p>Generar documentación.</text:p>
          </table:table-cell>
          <table:table-cell office:value-type="float" office:value="30" calcext:value-type="float">
            <text:p>30</text:p>
          </table:table-cell>
          <table:table-cell table:formula="of:=['Gantt - Datos'.E97]" office:value-type="float" office:value="221" calcext:value-type="float">
            <text:p>221</text:p>
          </table:table-cell>
          <table:table-cell table:style-name="ce32" table:formula="of:=[Costes.B37]*[Costes.C37]" office:value-type="currency" office:currency="EUR" office:value="6630" calcext:value-type="currency">
            <text:p>6.630,00 EUR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Default" table:number-columns-repeated="3"/>
          <table:table-cell table:style-name="ce33" table:formula="of:=SUM([Costes.D28:.D37])" office:value-type="currency" office:currency="EUR" office:value="10785" calcext:value-type="currency">
            <text:p>10.785,00 EUR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 Gyre Adventor" svg:font-family="'TeX Gyre Adventor'" style:font-pitch="variable"/>
    <style:font-face style:name="TeX Gyre Bonum" svg:font-family="'TeX Gyre Bon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3P0"/>
    </number:currency-style>
    <number:currency-style style:name="N30103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0103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0103P0"/>
    </number:currency-style>
    <number:currency-style style:name="N30104P0" style:volatile="true" number:language="es" number:country="ES">
      <number:number number:decimal-places="2" number:min-integer-digits="1" number:grouping="true"/>
      <number:text> </number:text>
      <number:currency-symbol>EUR</number:currency-symbol>
    </number:currency-style>
    <number:currency-style style:name="N3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30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3:28:32.3230069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goba </meta:initial-creator>
    <meta:creation-date>2016-01-20T10:49:50.032243514</meta:creation-date>
    <dc:date>2016-01-22T14:50:06.953549139</dc:date>
    <dc:creator>Jagoba </dc:creator>
    <meta:editing-duration>PT6H53M9S</meta:editing-duration>
    <meta:editing-cycles>115</meta:editing-cycles>
    <meta:generator>LibreOffice/4.3.3.2$Linux_X86_64 LibreOffice_project/430m0$Build-2</meta:generator>
    <meta:document-statistic meta:table-count="3" meta:cell-count="59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true" text:line-break="false" chart:label-arrangement="side-by-side" chart:link-data-style-to-source="true" chart:axis-position="0"/>
      <style:graphic-properties svg:stroke-color="#b3b3b3"/>
      <style:text-properties fo:font-family="'TeX Gyre Bonum'" style:font-style-name="Regular"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235cm" svg:height="5.929cm" xlink:href=".." xlink:type="simple" chart:class="chart:bar" chart:style-name="ch1">
        <chart:plot-area chart:style-name="ch2" table:cell-range-address="'Gantt - Datos'.A2:'Gantt - Datos'.B6 'Gantt - Datos'.A1:'Gantt - Datos'.B1 'Gantt - Datos'.D1:'Gantt - Datos'.D6" chart:data-source-has-labels="both" svg:x="0.624cm" svg:y="0.118cm" svg:width="29.987cm" svg:height="5.693cm">
          <chartooo:coordinate-region svg:x="7.146cm" svg:y="1.97cm" svg:width="23.465cm" svg:height="3.793cm"/>
          <chart:axis chart:dimension="x" chart:name="primary-x" chart:style-name="ch3" chartooo:axis-type="auto">
            <chartooo:date-scale/>
            <chart:categories table:cell-range-address="'Gantt - Datos'.A2:'Gantt - Datos'.A6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2:'Gantt - Datos'.B6" chart:label-cell-address="'Gantt - Datos'.B1:'Gantt - Datos'.B1" chart:class="chart:bar">
            <chart:data-point chart:repeated="5"/>
          </chart:series>
          <chart:series chart:style-name="ch7" chart:values-cell-range-address="'Gantt - Datos'.D2:'Gantt - Datos'.D6" chart:label-cell-address="'Gantt - Datos'.D1:'Gantt - Datos'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colección de requisitos del sistema.</text:p>
                <draw:g>
                  <svg:desc>'Gantt - Datos'.A2:'Gantt - Datos'.A6</svg:desc>
                </draw:g>
              </table:table-cell>
              <table:table-cell office:value-type="float" office:value="41921">
                <text:p>41921</text:p>
                <draw:g>
                  <svg:desc>'Gantt - Datos'.B2:'Gantt - Datos'.B6</svg:desc>
                </draw:g>
              </table:table-cell>
              <table:table-cell office:value-type="float" office:value="132">
                <text:p>132</text:p>
                <draw:g>
                  <svg:desc>'Gantt - Datos'.D2:'Gantt - Datos'.D6</svg:desc>
                </draw:g>
              </table:table-cell>
            </table:table-row>
            <table:table-row>
              <table:table-cell office:value-type="string">
                <text:p>  - App de ciclistas.</text:p>
              </table:table-cell>
              <table:table-cell office:value-type="float" office:value="41921">
                <text:p>4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App de conductores.</text:p>
              </table:table-cell>
              <table:table-cell office:value-type="float" office:value="41957">
                <text:p>419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    – OBU y RSU</text:p>
              </table:table-cell>
              <table:table-cell office:value-type="float" office:value="41957">
                <text:p>419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    – HMI</text:p>
              </table:table-cell>
              <table:table-cell office:value-type="float" office:value="42052">
                <text:p>420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288cm" svg:height="15.043cm" xlink:href=".." xlink:type="simple" chart:class="chart:bar" chart:style-name="ch1">
        <chart:plot-area chart:style-name="ch2" table:cell-range-address="'Gantt - Datos'.A8:'Gantt - Datos'.B28 'Gantt - Datos'.B1:'Gantt - Datos'.B1 'Gantt - Datos'.D1:'Gantt - Datos'.D1 'Gantt - Datos'.D8:'Gantt - Datos'.D28" chart:data-source-has-labels="both" svg:x="0.625cm" svg:y="0.3cm" svg:width="30.038cm" svg:height="14.443cm">
          <chartooo:coordinate-region svg:x="5.638cm" svg:y="2.117cm" svg:width="25.025cm" svg:height="12.542cm"/>
          <chart:axis chart:dimension="x" chart:name="primary-x" chart:style-name="ch3" chartooo:axis-type="date">
            <chartooo:date-scale/>
            <chart:categories table:cell-range-address="'Gantt - Datos'.A8:'Gantt - Datos'.A28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8:'Gantt - Datos'.B28" chart:label-cell-address="'Gantt - Datos'.B1:'Gantt - Datos'.B1" chart:class="chart:bar">
            <chart:data-point chart:repeated="21"/>
          </chart:series>
          <chart:series chart:style-name="ch7" chart:values-cell-range-address="'Gantt - Datos'.D8:'Gantt - Datos'.D28" chart:label-cell-address="'Gantt - Datos'.D1:'Gantt - Datos'.D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be de conductores.</text:p>
                <draw:g>
                  <svg:desc>'Gantt - Datos'.A8:'Gantt - Datos'.A28</svg:desc>
                </draw:g>
              </table:table-cell>
              <table:table-cell office:value-type="float" office:value="41922">
                <text:p>41922</text:p>
                <draw:g>
                  <svg:desc>'Gantt - Datos'.B8:'Gantt - Datos'.B28</svg:desc>
                </draw:g>
              </table:table-cell>
              <table:table-cell office:value-type="float" office:value="335">
                <text:p>335</text:p>
                <draw:g>
                  <svg:desc>'Gantt - Datos'.D8:'Gantt - Datos'.D28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1921">
                <text:p>419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1921">
                <text:p>419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1922">
                <text:p>419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1988">
                <text:p>419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24">
                <text:p>42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071">
                <text:p>42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71">
                <text:p>42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72">
                <text:p>4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72">
                <text:p>42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81">
                <text:p>42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I.</text:p>
              </table:table-cell>
              <table:table-cell office:value-type="float" office:value="42145">
                <text:p>42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145">
                <text:p>4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146">
                <text:p>42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148">
                <text:p>42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150">
                <text:p>42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Iteración IV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129cm" svg:height="10.554cm" xlink:href=".." xlink:type="simple" chart:class="chart:bar" chart:style-name="ch1">
        <chart:plot-area chart:style-name="ch2" table:cell-range-address="'Gantt - Datos'.A30:'Gantt - Datos'.B45 'Gantt - Datos'.B1:'Gantt - Datos'.B1 'Gantt - Datos'.D1:'Gantt - Datos'.D1 'Gantt - Datos'.D30:'Gantt - Datos'.D45" chart:data-source-has-labels="both" svg:x="0.622cm" svg:y="0.211cm" svg:width="29.885cm" svg:height="10.132cm">
          <chartooo:coordinate-region svg:x="5.635cm" svg:y="2.018cm" svg:width="24.872cm" svg:height="8.232cm"/>
          <chart:axis chart:dimension="x" chart:name="primary-x" chart:style-name="ch3" chartooo:axis-type="auto">
            <chartooo:date-scale/>
            <chart:categories table:cell-range-address="'Gantt - Datos'.A30:'Gantt - Datos'.A4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30:'Gantt - Datos'.B45" chart:label-cell-address="'Gantt - Datos'.B1:'Gantt - Datos'.B1" chart:class="chart:bar">
            <chart:data-point chart:repeated="16"/>
          </chart:series>
          <chart:series chart:style-name="ch7" chart:values-cell-range-address="'Gantt - Datos'.D30:'Gantt - Datos'.D45" chart:label-cell-address="'Gantt - Datos'.D1:'Gantt - Datos'.D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SU/OBU.</text:p>
                <draw:g>
                  <svg:desc>'Gantt - Datos'.A30:'Gantt - Datos'.A45</svg:desc>
                </draw:g>
              </table:table-cell>
              <table:table-cell office:value-type="float" office:value="41921">
                <text:p>41921</text:p>
                <draw:g>
                  <svg:desc>'Gantt - Datos'.B30:'Gantt - Datos'.B45</svg:desc>
                </draw:g>
              </table:table-cell>
              <table:table-cell office:value-type="float" office:value="351">
                <text:p>351</text:p>
                <draw:g>
                  <svg:desc>'Gantt - Datos'.D30:'Gantt - Datos'.D45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1921">
                <text:p>419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1921">
                <text:p>4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1922">
                <text:p>41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1925">
                <text:p>41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1985">
                <text:p>41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071">
                <text:p>420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71">
                <text:p>42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72">
                <text:p>4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73">
                <text:p>42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81">
                <text:p>42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Iteración III.</text:p>
              </table:table-cell>
              <table:table-cell office:value-type="float" office:value="42181">
                <text:p>421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181">
                <text:p>42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181">
                <text:p>42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183">
                <text:p>42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272">
                <text:p>4227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981cm" svg:height="9.002cm" xlink:href=".." xlink:type="simple" chart:class="chart:bar" chart:style-name="ch1">
        <chart:plot-area chart:style-name="ch2" table:cell-range-address="'Gantt - Datos'.A47:'Gantt - Datos'.B62 'Gantt - Datos'.B1:'Gantt - Datos'.B1 'Gantt - Datos'.D1:'Gantt - Datos'.D1 'Gantt - Datos'.D47:'Gantt - Datos'.D62" chart:data-source-has-labels="both" svg:x="0.619cm" svg:y="0.18cm" svg:width="29.743cm" svg:height="8.642cm">
          <chartooo:coordinate-region svg:x="5.632cm" svg:y="1.971cm" svg:width="24.73cm" svg:height="6.742cm"/>
          <chart:axis chart:dimension="x" chart:name="primary-x" chart:style-name="ch3" chartooo:axis-type="auto">
            <chartooo:date-scale/>
            <chart:categories table:cell-range-address="'Gantt - Datos'.A47:'Gantt - Datos'.A62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47:'Gantt - Datos'.B62" chart:label-cell-address="'Gantt - Datos'.B1:'Gantt - Datos'.B1" chart:class="chart:bar">
            <chart:data-point chart:repeated="7"/>
            <chart:data-point chart:style-name="ch7"/>
            <chart:data-point/>
            <chart:data-point chart:style-name="ch7"/>
            <chart:data-point chart:repeated="6"/>
          </chart:series>
          <chart:series chart:style-name="ch8" chart:values-cell-range-address="'Gantt - Datos'.D47:'Gantt - Datos'.D62" chart:label-cell-address="'Gantt - Datos'.D1:'Gantt - Datos'.D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clistApp.</text:p>
                <draw:g>
                  <svg:desc>'Gantt - Datos'.A47:'Gantt - Datos'.A62</svg:desc>
                </draw:g>
              </table:table-cell>
              <table:table-cell office:value-type="float" office:value="41929">
                <text:p>41929</text:p>
                <draw:g>
                  <svg:desc>'Gantt - Datos'.B47:'Gantt - Datos'.B62</svg:desc>
                </draw:g>
              </table:table-cell>
              <table:table-cell office:value-type="float" office:value="256">
                <text:p>256</text:p>
                <draw:g>
                  <svg:desc>'Gantt - Datos'.D47:'Gantt - Datos'.D62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1929">
                <text:p>419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1929">
                <text:p>41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1943">
                <text:p>41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1946">
                <text:p>419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13">
                <text:p>42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055">
                <text:p>420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55">
                <text:p>42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56">
                <text:p>420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57">
                <text:p>420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71">
                <text:p>420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- Iteración III.</text:p>
              </table:table-cell>
              <table:table-cell office:value-type="float" office:value="42145">
                <text:p>421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145">
                <text:p>4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145">
                <text:p>42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146">
                <text:p>421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153">
                <text:p>42153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83cm" svg:height="8.995cm" xlink:href=".." xlink:type="simple" chart:class="chart:bar" chart:style-name="ch1">
        <chart:plot-area chart:style-name="ch2" table:cell-range-address="'Gantt - Datos'.A64:'Gantt - Datos'.B74 'Gantt - Datos'.B1:'Gantt - Datos'.B1 'Gantt - Datos'.D1:'Gantt - Datos'.D1 'Gantt - Datos'.D64:'Gantt - Datos'.D74" chart:data-source-has-labels="both" svg:x="0.618cm" svg:y="0.108cm" svg:width="29.744cm" svg:height="8.636cm">
          <chartooo:coordinate-region svg:x="5.631cm" svg:y="2.009cm" svg:width="24.731cm" svg:height="6.735cm"/>
          <chart:axis chart:dimension="x" chart:name="primary-x" chart:style-name="ch3" chartooo:axis-type="auto">
            <chartooo:date-scale/>
            <chart:categories table:cell-range-address="'Gantt - Datos'.A64:'Gantt - Datos'.A7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64:'Gantt - Datos'.B74" chart:label-cell-address="'Gantt - Datos'.B1:'Gantt - Datos'.B1" chart:class="chart:bar">
            <chart:data-point chart:repeated="11"/>
          </chart:series>
          <chart:series chart:style-name="ch7" chart:values-cell-range-address="'Gantt - Datos'.D64:'Gantt - Datos'.D74" chart:label-cell-address="'Gantt - Datos'.D1:'Gantt - Datos'.D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MI.</text:p>
                <draw:g>
                  <svg:desc>'Gantt - Datos'.A64:'Gantt - Datos'.A74</svg:desc>
                </draw:g>
              </table:table-cell>
              <table:table-cell office:value-type="float" office:value="42052">
                <text:p>42052</text:p>
                <draw:g>
                  <svg:desc>'Gantt - Datos'.B64:'Gantt - Datos'.B74</svg:desc>
                </draw:g>
              </table:table-cell>
              <table:table-cell office:value-type="float" office:value="230">
                <text:p>230</text:p>
                <draw:g>
                  <svg:desc>'Gantt - Datos'.D64:'Gantt - Datos'.D74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2052">
                <text:p>42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52">
                <text:p>42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52">
                <text:p>42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52">
                <text:p>42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54">
                <text:p>420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280">
                <text:p>42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280">
                <text:p>42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281">
                <text:p>4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281">
                <text:p>4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281">
                <text:p>4228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41cm" svg:height="11.523cm" xlink:href=".." xlink:type="simple" chart:class="chart:bar" chart:style-name="ch1">
        <chart:plot-area chart:style-name="ch2" table:cell-range-address="'Gantt - Datos'.A76:'Gantt - Datos'.B95 'Gantt - Datos'.B1:'Gantt - Datos'.B1 'Gantt - Datos'.D1:'Gantt - Datos'.D1 'Gantt - Datos'.D76:'Gantt - Datos'.D95" chart:data-source-has-labels="both" svg:x="0.618cm" svg:y="0.23cm" svg:width="29.705cm" svg:height="11.063cm">
          <chartooo:coordinate-region svg:x="7.643cm" svg:y="2.024cm" svg:width="22.642cm" svg:height="9.163cm"/>
          <chart:axis chart:dimension="x" chart:name="primary-x" chart:style-name="ch3" chartooo:axis-type="auto">
            <chartooo:date-scale/>
            <chart:categories table:cell-range-address="'Gantt - Datos'.A76:'Gantt - Datos'.A9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76:'Gantt - Datos'.B95" chart:label-cell-address="'Gantt - Datos'.B1:'Gantt - Datos'.B1" chart:class="chart:bar">
            <chart:data-point chart:repeated="20"/>
          </chart:series>
          <chart:series chart:style-name="ch7" chart:values-cell-range-address="'Gantt - Datos'.D76:'Gantt - Datos'.D95" chart:label-cell-address="'Gantt - Datos'.D1:'Gantt - Datos'.D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uebas en calle.</text:p>
                <draw:g>
                  <svg:desc>'Gantt - Datos'.A76:'Gantt - Datos'.A95</svg:desc>
                </draw:g>
              </table:table-cell>
              <table:table-cell office:value-type="float" office:value="42282">
                <text:p>42282</text:p>
                <draw:g>
                  <svg:desc>'Gantt - Datos'.B76:'Gantt - Datos'.B95</svg:desc>
                </draw:g>
              </table:table-cell>
              <table:table-cell office:value-type="float" office:value="25">
                <text:p>25</text:p>
                <draw:g>
                  <svg:desc>'Gantt - Datos'.D76:'Gantt - Datos'.D95</svg:desc>
                </draw:g>
              </table:table-cell>
            </table:table-row>
            <table:table-row>
              <table:table-cell office:value-type="string">
                <text:p>  – Rendimiento de comunicaciones V2X.</text:p>
              </table:table-cell>
              <table:table-cell office:value-type="float" office:value="41988">
                <text:p>419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    – Planificación.</text:p>
              </table:table-cell>
              <table:table-cell office:value-type="float" office:value="41988">
                <text:p>41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 de apps.</text:p>
              </table:table-cell>
              <table:table-cell office:value-type="float" office:value="41988">
                <text:p>41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    – Ejecución.</text:p>
              </table:table-cell>
              <table:table-cell office:value-type="float" office:value="42044">
                <text:p>42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Estadísticas y conclusiones.</text:p>
              </table:table-cell>
              <table:table-cell office:value-type="float" office:value="42047">
                <text:p>420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  – Comunicación V2V en entornos urbanos.</text:p>
              </table:table-cell>
              <table:table-cell office:value-type="float" office:value="42044">
                <text:p>420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   – Planificación.</text:p>
              </table:table-cell>
              <table:table-cell office:value-type="float" office:value="42047">
                <text:p>420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    – Desarrollo de apps.</text:p>
              </table:table-cell>
              <table:table-cell office:value-type="float" office:value="42030">
                <text:p>420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    – Ejecución.</text:p>
              </table:table-cell>
              <table:table-cell office:value-type="float" office:value="42030">
                <text:p>420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    – Estadísticas y conclusiones.</text:p>
              </table:table-cell>
              <table:table-cell office:value-type="float" office:value="42048">
                <text:p>420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  – Sistema completo.</text:p>
              </table:table-cell>
              <table:table-cell office:value-type="float" office:value="42120">
                <text:p>421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    – Iteración I</text:p>
              </table:table-cell>
              <table:table-cell office:value-type="float" office:value="42128">
                <text:p>4212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      – Planificación.</text:p>
              </table:table-cell>
              <table:table-cell office:value-type="float" office:value="42282">
                <text:p>42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Ejecución.</text:p>
              </table:table-cell>
              <table:table-cell office:value-type="float" office:value="42298">
                <text:p>42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Conclusiones y depuración.</text:p>
              </table:table-cell>
              <table:table-cell office:value-type="float" office:value="42298">
                <text:p>42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Iteración II</text:p>
              </table:table-cell>
              <table:table-cell office:value-type="float" office:value="42302">
                <text:p>42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     – Planificación.</text:p>
              </table:table-cell>
              <table:table-cell office:value-type="float" office:value="42302">
                <text:p>42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Ejecución.</text:p>
              </table:table-cell>
              <table:table-cell office:value-type="float" office:value="42305">
                <text:p>42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Conclusiones y depuración.</text:p>
              </table:table-cell>
              <table:table-cell office:value-type="float" office:value="42305">
                <text:p>4230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